
<file path=META-INF/manifest.xml><?xml version="1.0" encoding="utf-8"?>
<manifest:manifest xmlns:manifest="urn:oasis:names:tc:opendocument:xmlns:manifest:1.0">
  <manifest:file-entry manifest:full-path="Pictures/image1.e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automatic-styles>
    <style:style style:master-page-name="MasterPage2" style:family="table" style:name="ta1">
      <style:table-properties style:width="17.27cm" fo:margin-left="-0.00882cm" table:align="left" style:use-optimal-column-width="true"/>
    </style:style>
    <style:style style:family="table-column" style:name="co1">
      <style:table-column-properties style:column-width="7.71cm" style:use-optimal-column-width="true"/>
    </style:style>
    <style:style style:family="table-column" style:name="co2">
      <style:table-column-properties style:column-width="9.556cm" style:use-optimal-column-width="true"/>
    </style:style>
    <style:style style:family="table-row" style:name="ro1">
      <style:table-row-properties/>
    </style:style>
    <style:style style:family="table-cell" style:name="ce1">
      <style:table-cell-properties style:vertical-align="top" style:direction="ltr" fo:border-top="0.01764cm solid #000000" fo:border-bottom="0.01764cm solid #000000" fo:border-left="0.01764cm solid #000000" fo:wrap-option="wrap"/>
    </style:style>
    <style:style style:parent-style-name="383" style:family="paragraph" style:name="P38">
      <style:text-properties/>
      <style:paragraph-properties/>
    </style:style>
    <style:style style:family="text" style:name="T95">
      <style:text-properties fo:font-family="Calibri" fo:font-size="12pt"/>
    </style:style>
    <style:style style:parent-style-name="Graphics" style:family="graphic" style:name="gr3">
      <style:graphic-properties draw:fill="none" style:repeat="stretch" draw:stroke="none" style:wrap="run-through" fo:margin-left="0cm" fo:margin-right="0cm" fo:margin-top="0cm" fo:margin-bottom="0cm" style:vertical-pos="middle" style:vertical-rel="baseline" fo:background-color="transparent"/>
    </style:style>
    <style:style style:family="text" style:name="T96">
      <style:text-properties fo:font-family="Calibri" fo:font-size="12pt"/>
    </style:style>
    <style:style style:family="table-cell" style:name="ce2">
      <style:table-cell-properties style:vertical-align="top" style:direction="ltr" fo:border="0.01764cm solid #000000" fo:wrap-option="wrap"/>
    </style:style>
    <style:style style:parent-style-name="388" style:family="paragraph" style:name="P41">
      <style:text-properties/>
      <style:paragraph-properties/>
    </style:style>
    <style:style style:family="text" style:name="T97">
      <style:text-properties fo:font-family="Calibri" fo:font-size="16pt"/>
    </style:style>
    <style:style style:parent-style-name="388" style:family="paragraph" style:name="P42">
      <style:text-properties/>
      <style:paragraph-properties/>
    </style:style>
    <style:style style:family="text" style:name="T98">
      <style:text-properties fo:font-family="Calibri" fo:font-size="16pt"/>
    </style:style>
    <style:style style:family="text" style:name="T99">
      <style:text-properties fo:font-family="Calibri" fo:font-size="12pt"/>
    </style:style>
    <style:style style:parent-style-name="383" style:family="paragraph" style:name="P43">
      <style:text-properties/>
      <style:paragraph-properties/>
    </style:style>
    <style:style style:family="text" style:name="T100">
      <style:text-properties fo:font-family="Calibri" fo:font-size="12pt"/>
    </style:style>
    <style:style style:parent-style-name="383" style:family="paragraph" style:name="P44">
      <style:text-properties/>
      <style:paragraph-properties fo:text-align="justify">
        <style:tab-stops>
          <style:tab-stop style:position="1.566cm" style:type="left"/>
        </style:tab-stops>
      </style:paragraph-properties>
    </style:style>
    <style:style style:family="text" style:name="T101">
      <style:text-properties fo:font-family="Calibri" fo:font-size="12pt"/>
    </style:style>
    <style:style style:parent-style-name="390" style:family="paragraph" style:name="P45">
      <style:text-properties/>
      <style:paragraph-properties fo:text-align="justify" fo:margin-bottom="0pt"/>
    </style:style>
    <style:style style:family="text" style:name="T102">
      <style:text-properties fo:font-family="Calibri"/>
    </style:style>
    <style:style style:family="text" style:name="T103">
      <style:text-properties fo:font-family="Calibri" fo:font-weight="bold"/>
    </style:style>
    <style:style style:family="text" style:name="T104">
      <style:text-properties fo:color="#0000ff" fo:font-family="Calibri" style:text-underline-type="single" style:text-underline-style="solid" style:text-underline-width="auto" style:text-underline-color="font-color"/>
    </style:style>
    <style:style style:family="text" style:name="T105">
      <style:text-properties fo:font-family="Calibri" fo:font-weight="bold"/>
    </style:style>
    <style:style style:family="text" style:name="T106">
      <style:text-properties fo:font-family="Calibri"/>
    </style:style>
    <style:style style:parent-style-name="390" style:family="paragraph" style:name="P46">
      <style:text-properties/>
      <style:paragraph-properties fo:margin-bottom="0pt"/>
    </style:style>
    <style:style style:family="text" style:name="T107">
      <style:text-properties fo:font-family="Calibri"/>
    </style:style>
    <style:style style:family="text" style:name="T108">
      <style:text-properties fo:font-family="Calibri" fo:font-weight="bold"/>
    </style:style>
    <style:style style:family="text" style:name="T109">
      <style:text-properties fo:font-family="Calibri"/>
    </style:style>
    <style:style style:parent-style-name="390" style:family="paragraph" style:name="P47">
      <style:text-properties/>
      <style:paragraph-properties fo:margin-bottom="0pt"/>
    </style:style>
    <style:style style:family="text" style:name="T110">
      <style:text-properties fo:font-family="Calibri" fo:font-weight="bold"/>
    </style:style>
    <style:style style:family="text" style:name="T111">
      <style:text-properties fo:font-family="Calibri"/>
    </style:style>
    <style:style style:parent-style-name="390" style:family="paragraph" style:name="P48">
      <style:text-properties/>
      <style:paragraph-properties fo:margin-bottom="0pt"/>
    </style:style>
    <style:style style:family="text" style:name="T112">
      <style:text-properties fo:font-family="Calibri" fo:font-weight="bold"/>
    </style:style>
    <style:style style:parent-style-name="390" style:list-style-name="WWNum1" style:family="paragraph" style:name="P49">
      <style:text-properties/>
      <style:paragraph-properties fo:margin-bottom="0pt"/>
    </style:style>
    <style:style style:family="text" style:name="T113">
      <style:text-properties fo:font-family="Calibri"/>
    </style:style>
    <style:style style:parent-style-name="390" style:list-style-name="WWNum1" style:family="paragraph" style:name="P50">
      <style:text-properties/>
      <style:paragraph-properties fo:margin-bottom="0pt"/>
    </style:style>
    <style:style style:family="text" style:name="T114">
      <style:text-properties fo:font-family="Calibri"/>
    </style:style>
    <style:style style:parent-style-name="390" style:list-style-name="WWNum1" style:family="paragraph" style:name="P51">
      <style:text-properties/>
      <style:paragraph-properties fo:margin-bottom="0pt"/>
    </style:style>
    <style:style style:family="text" style:name="T115">
      <style:text-properties fo:font-family="Calibri"/>
    </style:style>
    <style:style style:parent-style-name="390" style:list-style-name="WWNum1" style:family="paragraph" style:name="P52">
      <style:text-properties/>
      <style:paragraph-properties fo:margin-bottom="0pt"/>
    </style:style>
    <style:style style:family="text" style:name="T116">
      <style:text-properties fo:font-family="Calibri"/>
    </style:style>
    <style:style style:parent-style-name="390" style:list-style-name="WWNum1" style:family="paragraph" style:name="P53">
      <style:text-properties/>
      <style:paragraph-properties fo:margin-bottom="0pt"/>
    </style:style>
    <style:style style:family="text" style:name="T117">
      <style:text-properties fo:font-family="Calibri"/>
    </style:style>
    <style:style style:parent-style-name="390" style:list-style-name="WWNum1" style:family="paragraph" style:name="P54">
      <style:text-properties/>
      <style:paragraph-properties fo:margin-bottom="0pt"/>
    </style:style>
    <style:style style:family="text" style:name="T118">
      <style:text-properties fo:font-family="Calibri"/>
    </style:style>
    <style:style style:parent-style-name="390" style:list-style-name="WWNum1" style:family="paragraph" style:name="P55">
      <style:text-properties/>
      <style:paragraph-properties fo:margin-bottom="0pt"/>
    </style:style>
    <style:style style:family="text" style:name="T119">
      <style:text-properties fo:font-family="Calibri"/>
    </style:style>
    <style:style style:parent-style-name="390" style:list-style-name="WWNum1" style:family="paragraph" style:name="P56">
      <style:text-properties/>
      <style:paragraph-properties fo:margin-bottom="0pt"/>
    </style:style>
    <style:style style:family="text" style:name="T120">
      <style:text-properties fo:font-family="Calibri"/>
    </style:style>
    <style:style style:parent-style-name="390" style:list-style-name="WWNum1" style:family="paragraph" style:name="P57">
      <style:text-properties/>
      <style:paragraph-properties fo:margin-bottom="0pt"/>
    </style:style>
    <style:style style:family="text" style:name="T121">
      <style:text-properties fo:font-family="Calibri"/>
    </style:style>
    <style:style style:parent-style-name="390" style:list-style-name="WWNum1" style:family="paragraph" style:name="P58">
      <style:text-properties/>
      <style:paragraph-properties fo:margin-bottom="0pt"/>
    </style:style>
    <style:style style:family="text" style:name="T122">
      <style:text-properties fo:font-family="Calibri"/>
    </style:style>
    <style:style style:parent-style-name="390" style:family="paragraph" style:name="P59">
      <style:text-properties/>
      <style:paragraph-properties fo:margin-top="0pt" fo:margin-bottom="0pt"/>
    </style:style>
    <style:style style:family="text" style:name="T123">
      <style:text-properties fo:font-family="Calibri" fo:font-weight="bold"/>
    </style:style>
    <style:style style:parent-style-name="390" style:family="paragraph" style:name="P60">
      <style:text-properties/>
      <style:paragraph-properties fo:margin-top="0pt" fo:margin-bottom="0pt"/>
    </style:style>
    <style:style style:family="text" style:name="T124">
      <style:text-properties fo:font-family="Calibri" fo:font-weight="bold"/>
    </style:style>
    <style:style style:family="text" style:name="T125">
      <style:text-properties fo:font-family="Calibri"/>
    </style:style>
    <style:style style:parent-style-name="390" style:list-style-name="WWNum6" style:family="paragraph" style:name="P61">
      <style:text-properties/>
      <style:paragraph-properties fo:margin-top="0pt" fo:margin-bottom="0pt"/>
    </style:style>
    <style:style style:family="text" style:name="T126">
      <style:text-properties fo:font-family="Calibri"/>
    </style:style>
    <style:style style:parent-style-name="390" style:list-style-name="WWNum6" style:family="paragraph" style:name="P62">
      <style:text-properties/>
      <style:paragraph-properties fo:margin-top="0pt" fo:margin-bottom="0pt"/>
    </style:style>
    <style:style style:family="text" style:name="T127">
      <style:text-properties fo:font-family="Calibri"/>
    </style:style>
    <style:style style:parent-style-name="390" style:list-style-name="WWNum6" style:family="paragraph" style:name="P63">
      <style:text-properties/>
      <style:paragraph-properties fo:margin-top="0pt" fo:margin-bottom="0pt"/>
    </style:style>
    <style:style style:family="text" style:name="T128">
      <style:text-properties fo:font-family="Calibri"/>
    </style:style>
    <style:style style:parent-style-name="390" style:list-style-name="WWNum6" style:family="paragraph" style:name="P64">
      <style:text-properties/>
      <style:paragraph-properties fo:margin-top="0pt" fo:margin-bottom="0pt"/>
    </style:style>
    <style:style style:family="text" style:name="T129">
      <style:text-properties fo:font-family="Calibri"/>
    </style:style>
    <style:style style:parent-style-name="390" style:family="paragraph" style:name="P65">
      <style:text-properties/>
      <style:paragraph-properties fo:margin-top="0pt" fo:margin-bottom="0pt"/>
    </style:style>
    <style:style style:family="text" style:name="T130">
      <style:text-properties fo:font-family="Calibri" style:text-underline-type="single" style:text-underline-style="solid" style:text-underline-width="auto" style:text-underline-color="font-color" fo:font-weight="bold"/>
    </style:style>
    <style:style style:parent-style-name="390" style:family="paragraph" style:name="P66">
      <style:text-properties/>
      <style:paragraph-properties fo:margin-top="0pt" fo:margin-bottom="0pt"/>
    </style:style>
    <style:style style:family="text" style:name="T131">
      <style:text-properties fo:font-family="Calibri" style:text-underline-type="single" style:text-underline-style="solid" style:text-underline-width="auto" style:text-underline-color="font-color" fo:font-weight="bold"/>
    </style:style>
    <style:style style:parent-style-name="383" style:family="paragraph" style:name="P67">
      <style:text-properties/>
      <style:paragraph-properties/>
    </style:style>
    <style:style style:family="text" style:name="T132">
      <style:text-properties fo:font-family="Calibri" fo:font-size="12pt" fo:font-weight="bold"/>
    </style:style>
    <style:style style:parent-style-name="383" style:family="paragraph" style:name="P68">
      <style:text-properties/>
      <style:paragraph-properties>
        <style:tab-stops>
          <style:tab-stop style:position="3.768cm" style:type="left"/>
        </style:tab-stops>
      </style:paragraph-properties>
    </style:style>
    <style:style style:family="text" style:name="T133">
      <style:text-properties fo:font-family="Calibri" fo:font-size="12pt"/>
    </style:style>
    <style:style style:family="text" style:name="T134">
      <style:text-properties fo:font-family="Calibri" fo:font-size="12pt"/>
    </style:style>
    <style:style style:family="text" style:name="T135">
      <style:text-properties fo:font-family="Calibri" fo:font-size="12pt"/>
    </style:style>
    <style:style style:family="text" style:name="T136">
      <style:text-properties fo:font-family="Calibri" fo:font-size="12pt"/>
    </style:style>
    <style:style style:parent-style-name="389" style:family="text" style:name="T137">
      <style:text-properties fo:font-family="Calibri" fo:font-size="12pt"/>
    </style:style>
    <style:style style:family="text" style:name="T138">
      <style:text-properties fo:font-family="Calibri" fo:font-size="12pt"/>
    </style:style>
    <style:style style:family="text" style:name="T139">
      <style:text-properties fo:font-family="Calibri" fo:font-size="12pt"/>
    </style:style>
    <style:style style:family="text" style:name="T140">
      <style:text-properties fo:font-family="Calibri" fo:font-size="12pt"/>
    </style:style>
    <style:style style:family="text" style:name="T141">
      <style:text-properties fo:font-family="Calibri" fo:font-size="12pt"/>
    </style:style>
    <style:style style:family="text" style:name="T142">
      <style:text-properties fo:font-family="Calibri" fo:font-size="12pt"/>
    </style:style>
    <style:style style:parent-style-name="389" style:family="text" style:name="T143">
      <style:text-properties fo:font-family="Calibri" fo:font-size="12pt"/>
    </style:style>
    <style:style style:family="text" style:name="T144">
      <style:text-properties fo:font-family="Calibri" fo:font-size="12pt"/>
    </style:style>
    <style:style style:family="text" style:name="T145">
      <style:text-properties fo:font-family="Calibri" fo:font-size="12pt"/>
    </style:style>
    <style:style style:parent-style-name="383" style:family="paragraph" style:name="P69">
      <style:text-properties/>
      <style:paragraph-properties/>
    </style:style>
    <style:style style:family="text" style:name="T146">
      <style:text-properties fo:font-family="Calibri" fo:font-size="12pt" fo:font-weight="bold"/>
    </style:style>
    <style:style style:parent-style-name="383" style:family="paragraph" style:name="P70">
      <style:text-properties/>
      <style:paragraph-properties>
        <style:tab-stops>
          <style:tab-stop style:position="3.768cm" style:type="left"/>
        </style:tab-stops>
      </style:paragraph-properties>
    </style:style>
    <style:style style:family="text" style:name="T147">
      <style:text-properties fo:font-family="Calibri" fo:font-size="12pt"/>
    </style:style>
    <style:style style:family="text" style:name="T148">
      <style:text-properties fo:font-family="Calibri" fo:font-size="12pt"/>
    </style:style>
    <style:style style:family="text" style:name="T149">
      <style:text-properties fo:font-family="Calibri" fo:font-size="12pt"/>
    </style:style>
    <style:style style:family="text" style:name="T150">
      <style:text-properties fo:font-family="Calibri" fo:font-size="12pt"/>
    </style:style>
    <style:style style:parent-style-name="389" style:family="text" style:name="T151">
      <style:text-properties fo:font-family="Calibri" fo:font-size="12pt"/>
    </style:style>
    <style:style style:family="text" style:name="T152">
      <style:text-properties fo:font-family="Calibri" fo:font-size="12pt"/>
    </style:style>
    <style:style style:family="text" style:name="T153">
      <style:text-properties fo:font-family="Calibri" fo:font-size="12pt"/>
    </style:style>
    <style:style style:family="text" style:name="T154">
      <style:text-properties fo:font-family="Calibri" fo:font-size="12pt"/>
    </style:style>
    <style:style style:family="text" style:name="T155">
      <style:text-properties fo:font-family="Calibri" fo:font-size="12pt"/>
    </style:style>
    <style:style style:family="text" style:name="T156">
      <style:text-properties fo:font-family="Calibri" fo:font-size="12pt"/>
    </style:style>
    <style:style style:parent-style-name="389" style:family="text" style:name="T157">
      <style:text-properties fo:font-family="Calibri" fo:font-size="12pt"/>
    </style:style>
    <style:style style:family="text" style:name="T158">
      <style:text-properties fo:font-family="Calibri" fo:font-size="12pt"/>
    </style:style>
    <style:style style:family="text" style:name="T159">
      <style:text-properties fo:font-family="Calibri" fo:font-size="12pt"/>
    </style:style>
    <style:style style:parent-style-name="383" style:family="paragraph" style:name="P71">
      <style:text-properties/>
      <style:paragraph-properties/>
    </style:style>
    <style:style style:family="text" style:name="T160">
      <style:text-properties fo:font-family="Calibri" fo:font-size="12pt" fo:font-weight="bold"/>
    </style:style>
    <style:style style:parent-style-name="383" style:family="paragraph" style:name="P72">
      <style:text-properties/>
      <style:paragraph-properties>
        <style:tab-stops>
          <style:tab-stop style:position="3.768cm" style:type="left"/>
        </style:tab-stops>
      </style:paragraph-properties>
    </style:style>
    <style:style style:family="text" style:name="T161">
      <style:text-properties fo:font-family="Calibri" fo:font-size="12pt"/>
    </style:style>
    <style:style style:family="text" style:name="T162">
      <style:text-properties fo:font-family="Calibri" fo:font-size="12pt"/>
    </style:style>
    <style:style style:family="text" style:name="T163">
      <style:text-properties fo:font-family="Calibri" fo:font-size="12pt"/>
    </style:style>
    <style:style style:family="text" style:name="T164">
      <style:text-properties fo:font-family="Calibri" fo:font-size="12pt"/>
    </style:style>
    <style:style style:parent-style-name="389" style:family="text" style:name="T165">
      <style:text-properties fo:font-family="Calibri" fo:font-size="12pt"/>
    </style:style>
    <style:style style:family="text" style:name="T166">
      <style:text-properties fo:font-family="Calibri" fo:font-size="12pt"/>
    </style:style>
    <style:style style:family="text" style:name="T167">
      <style:text-properties fo:font-family="Calibri" fo:font-size="12pt"/>
    </style:style>
    <style:style style:family="text" style:name="T168">
      <style:text-properties fo:font-family="Calibri" fo:font-size="12pt"/>
    </style:style>
    <style:style style:family="text" style:name="T169">
      <style:text-properties fo:font-family="Calibri" fo:font-size="12pt"/>
    </style:style>
    <style:style style:family="text" style:name="T170">
      <style:text-properties fo:font-family="Calibri" fo:font-size="12pt"/>
    </style:style>
    <style:style style:parent-style-name="389" style:family="text" style:name="T171">
      <style:text-properties fo:font-family="Calibri" fo:font-size="12pt"/>
    </style:style>
    <style:style style:family="text" style:name="T172">
      <style:text-properties fo:font-family="Calibri" fo:font-size="12pt"/>
    </style:style>
    <style:style style:family="text" style:name="T173">
      <style:text-properties fo:font-family="Calibri" fo:font-size="12pt"/>
    </style:style>
    <style:style style:parent-style-name="390" style:family="paragraph" style:name="P73">
      <style:text-properties/>
      <style:paragraph-properties fo:text-align="center" fo:margin-top="0pt" fo:margin-bottom="0pt"/>
    </style:style>
    <style:style style:family="text" style:name="T174">
      <style:text-properties fo:font-family="Calibri" fo:font-weight="bold"/>
    </style:style>
    <style:style style:family="text" style:name="T175">
      <style:text-properties fo:font-family="Calibri"/>
    </style:style>
    <style:style style:parent-style-name="390" style:family="paragraph" style:name="P74">
      <style:text-properties/>
      <style:paragraph-properties fo:text-align="center" fo:margin-top="0pt" fo:margin-bottom="0pt"/>
    </style:style>
    <style:style style:family="text" style:name="T176">
      <style:text-properties fo:font-family="Calibri"/>
    </style:style>
    <style:style style:parent-style-name="383" style:family="paragraph" style:name="P75">
      <style:text-properties/>
      <style:paragraph-properties/>
    </style:style>
    <style:style style:family="text" style:name="T177">
      <style:text-properties fo:font-family="Calibri" fo:font-size="12pt"/>
    </style:style>
    <style:style style:parent-style-name="390" style:family="paragraph" style:name="P76">
      <style:text-properties/>
      <style:paragraph-properties fo:margin-bottom="0pt"/>
    </style:style>
    <style:style style:family="text" style:name="T178">
      <style:text-properties fo:font-family="Calibri" fo:font-weight="bold"/>
    </style:style>
    <style:style style:family="text" style:name="T179">
      <style:text-properties fo:font-family="Calibri"/>
    </style:style>
    <style:style style:family="text" style:name="T180">
      <style:text-properties fo:font-family="Calibri"/>
    </style:style>
    <style:style style:parent-style-name="390" style:family="paragraph" style:name="P77">
      <style:text-properties/>
      <style:paragraph-properties fo:margin-bottom="0pt"/>
    </style:style>
    <style:style style:family="text" style:name="T181">
      <style:text-properties fo:font-family="Calibri" fo:font-weight="bold"/>
    </style:style>
    <style:style style:family="text" style:name="T182">
      <style:text-properties fo:font-family="Calibri"/>
    </style:style>
    <style:style style:family="text" style:name="T183">
      <style:text-properties fo:font-family="Calibri"/>
    </style:style>
    <style:style style:parent-style-name="390" style:family="paragraph" style:name="P78">
      <style:text-properties/>
      <style:paragraph-properties fo:margin-bottom="0pt"/>
    </style:style>
    <style:style style:family="text" style:name="T184">
      <style:text-properties fo:font-family="Calibri" fo:font-weight="bold"/>
    </style:style>
    <style:style style:family="text" style:name="T185">
      <style:text-properties fo:font-family="Calibri"/>
    </style:style>
    <style:style style:family="text" style:name="T186">
      <style:text-properties fo:font-family="Calibri"/>
    </style:style>
    <style:style style:parent-style-name="390" style:family="paragraph" style:name="P79">
      <style:text-properties/>
      <style:paragraph-properties fo:margin-bottom="0pt"/>
    </style:style>
    <style:style style:family="text" style:name="T187">
      <style:text-properties fo:font-family="Calibri" fo:font-weight="bold"/>
    </style:style>
    <style:style style:family="text" style:name="T188">
      <style:text-properties fo:font-family="Calibri"/>
    </style:style>
    <style:style style:family="text" style:name="T189">
      <style:text-properties fo:font-family="Calibri"/>
    </style:style>
    <style:style style:parent-style-name="390" style:family="paragraph" style:name="P80">
      <style:text-properties/>
      <style:paragraph-properties fo:margin-bottom="0pt"/>
    </style:style>
    <style:style style:family="text" style:name="T190">
      <style:text-properties fo:font-family="Calibri" fo:font-weight="bold"/>
    </style:style>
    <style:style style:family="text" style:name="T191">
      <style:text-properties fo:font-family="Calibri"/>
    </style:style>
    <style:style style:family="text" style:name="T192">
      <style:text-properties fo:font-family="Calibri"/>
    </style:style>
    <style:style style:parent-style-name="390" style:family="paragraph" style:name="P81">
      <style:text-properties/>
      <style:paragraph-properties fo:margin-bottom="0pt"/>
    </style:style>
    <style:style style:family="text" style:name="T193">
      <style:text-properties fo:font-family="Calibri" fo:font-weight="bold"/>
    </style:style>
    <style:style style:family="text" style:name="T194">
      <style:text-properties fo:font-family="Calibri"/>
    </style:style>
    <style:style style:family="text" style:name="T195">
      <style:text-properties fo:font-family="Calibri" fo:font-weight="bold"/>
    </style:style>
    <style:style style:parent-style-name="390" style:family="paragraph" style:name="P82">
      <style:text-properties/>
      <style:paragraph-properties fo:margin-bottom="0pt"/>
    </style:style>
    <style:style style:family="text" style:name="T196">
      <style:text-properties fo:font-family="Calibri"/>
    </style:style>
    <style:style style:parent-style-name="390" style:family="paragraph" style:name="P83">
      <style:text-properties/>
      <style:paragraph-properties fo:margin-bottom="0pt"/>
    </style:style>
    <style:style style:family="text" style:name="T197">
      <style:text-properties fo:font-family="Calibri" fo:font-weight="bold"/>
    </style:style>
    <style:style style:family="text" style:name="T198">
      <style:text-properties fo:font-family="Calibri"/>
    </style:style>
    <style:style style:family="text" style:name="T199">
      <style:text-properties fo:font-family="Calibri"/>
    </style:style>
    <style:style style:parent-style-name="390" style:family="paragraph" style:name="P84">
      <style:text-properties/>
      <style:paragraph-properties fo:margin-bottom="0pt"/>
    </style:style>
    <style:style style:family="text" style:name="T200">
      <style:text-properties fo:font-family="Calibri" fo:font-weight="bold"/>
    </style:style>
    <style:style style:family="text" style:name="T201">
      <style:text-properties fo:font-family="Calibri"/>
    </style:style>
    <style:style style:family="text" style:name="T202">
      <style:text-properties fo:font-family="Calibri"/>
    </style:style>
    <style:style style:parent-style-name="390" style:family="paragraph" style:name="P85">
      <style:text-properties/>
      <style:paragraph-properties fo:margin-bottom="0pt"/>
    </style:style>
    <style:style style:family="text" style:name="T203">
      <style:text-properties fo:font-family="Calibri" fo:font-weight="bold"/>
    </style:style>
    <style:style style:family="text" style:name="T204">
      <style:text-properties fo:font-family="Calibri"/>
    </style:style>
    <style:style style:family="text" style:name="T205">
      <style:text-properties fo:font-family="Calibri"/>
    </style:style>
    <style:style style:parent-style-name="390" style:family="paragraph" style:name="P86">
      <style:text-properties/>
      <style:paragraph-properties fo:margin-bottom="0pt"/>
    </style:style>
    <style:style style:family="text" style:name="T206">
      <style:text-properties fo:font-family="Calibri" fo:font-weight="bold"/>
    </style:style>
    <style:style style:family="text" style:name="T207">
      <style:text-properties fo:font-family="Calibri"/>
    </style:style>
    <style:style style:family="text" style:name="T208">
      <style:text-properties fo:font-family="Calibri"/>
    </style:style>
    <style:style style:parent-style-name="390" style:family="paragraph" style:name="P87">
      <style:text-properties/>
      <style:paragraph-properties fo:margin-bottom="0pt"/>
    </style:style>
    <style:style style:family="text" style:name="T209">
      <style:text-properties fo:font-family="Calibri"/>
    </style:style>
    <style:style style:family="text" style:name="T210">
      <style:text-properties fo:font-family="Calibri" fo:font-weight="bold"/>
    </style:style>
    <style:style style:family="text" style:name="T211">
      <style:text-properties fo:font-family="Calibri"/>
    </style:style>
    <style:style style:parent-style-name="390" style:family="paragraph" style:name="P88">
      <style:text-properties/>
      <style:paragraph-properties fo:margin-bottom="0pt"/>
    </style:style>
    <style:style style:family="text" style:name="T212">
      <style:text-properties fo:font-family="Calibri" fo:font-weight="bold"/>
    </style:style>
    <style:style style:family="text" style:name="T213">
      <style:text-properties fo:font-family="Calibri"/>
    </style:style>
    <style:style style:family="text" style:name="T214">
      <style:text-properties fo:font-family="Calibri" fo:font-weight="bold"/>
    </style:style>
    <style:style style:parent-style-name="390" style:family="paragraph" style:name="P89">
      <style:text-properties/>
      <style:paragraph-properties fo:margin-bottom="0pt"/>
    </style:style>
    <style:style style:family="text" style:name="T215">
      <style:text-properties fo:font-family="Calibri"/>
    </style:style>
    <style:style style:parent-style-name="383" style:family="paragraph" style:name="P90">
      <style:text-properties/>
      <style:paragraph-properties fo:text-align="center"/>
    </style:style>
    <style:style style:family="text" style:name="T216">
      <style:text-properties fo:color="#7030a1" fo:font-family="Calibri" style:font-family-asian="Times New Roman" fo:font-size="12pt" fo:font-weight="bold"/>
    </style:style>
    <style:style style:family="text" style:name="T217">
      <style:text-properties fo:color="#7030a1" fo:font-family="Calibri" style:font-family-asian="Times New Roman" fo:font-size="12pt" fo:font-weight="bold"/>
    </style:style>
    <style:style style:parent-style-name="383" style:family="paragraph" style:name="P91">
      <style:text-properties/>
      <style:paragraph-properties/>
    </style:style>
    <style:style style:family="text" style:name="T218">
      <style:text-properties fo:color="#000000" fo:font-family="Calibri" style:font-family-asian="Times New Roman" fo:font-size="12pt" fo:font-weight="bold"/>
    </style:style>
    <style:style style:parent-style-name="383" style:family="paragraph" style:name="P92">
      <style:text-properties/>
      <style:paragraph-properties/>
    </style:style>
    <style:style style:family="text" style:name="T219">
      <style:text-properties fo:color="#000000" fo:font-family="Calibri" style:font-family-asian="Times New Roman" fo:font-size="12pt" fo:font-style="italic"/>
    </style:style>
    <style:style style:parent-style-name="383" style:family="paragraph" style:name="P93">
      <style:text-properties/>
      <style:paragraph-properties/>
    </style:style>
    <style:style style:family="text" style:name="T220">
      <style:text-properties fo:color="#808080" fo:font-family="Calibri" style:font-family-asian="Times New Roman" fo:font-size="12pt"/>
    </style:style>
    <style:style style:parent-style-name="383" style:family="paragraph" style:name="P94">
      <style:text-properties/>
      <style:paragraph-properties/>
    </style:style>
    <style:style style:family="text" style:name="T221">
      <style:text-properties fo:color="#000000" fo:font-family="Calibri" style:font-family-asian="Times New Roman" fo:font-size="12pt" fo:font-weight="bold"/>
    </style:style>
    <style:style style:parent-style-name="383" style:family="paragraph" style:name="P95">
      <style:text-properties/>
      <style:paragraph-properties/>
    </style:style>
    <style:style style:family="text" style:name="T222">
      <style:text-properties fo:color="#000000" fo:font-family="Calibri" style:font-family-asian="Times New Roman" fo:font-size="12pt" fo:font-weight="bold"/>
    </style:style>
    <style:style style:parent-style-name="383" style:family="paragraph" style:name="P96">
      <style:text-properties/>
      <style:paragraph-properties/>
    </style:style>
    <style:style style:family="text" style:name="T223">
      <style:text-properties fo:color="#000000" fo:font-family="Calibri" style:font-family-asian="Times New Roman" fo:font-size="12pt" fo:font-weight="bold"/>
    </style:style>
    <style:style style:parent-style-name="383" style:family="paragraph" style:name="P97">
      <style:text-properties/>
      <style:paragraph-properties/>
    </style:style>
    <style:style style:family="text" style:name="T224">
      <style:text-properties fo:color="#000000" fo:font-family="Calibri" style:font-family-asian="Times New Roman" fo:font-size="12pt" fo:font-weight="bold"/>
    </style:style>
    <style:style style:parent-style-name="383" style:family="paragraph" style:name="P98">
      <style:text-properties/>
      <style:paragraph-properties/>
    </style:style>
    <style:style style:family="text" style:name="T225">
      <style:text-properties fo:color="#000000" fo:font-family="Calibri" style:font-family-asian="Times New Roman" fo:font-size="12pt" fo:font-weight="bold"/>
    </style:style>
    <style:style style:parent-style-name="383" style:family="paragraph" style:name="P99">
      <style:text-properties/>
      <style:paragraph-properties/>
    </style:style>
    <style:style style:family="text" style:name="T226">
      <style:text-properties fo:color="#000000" fo:font-family="Calibri" style:font-family-asian="Times New Roman" fo:font-size="12pt" fo:font-style="italic"/>
    </style:style>
    <style:style style:parent-style-name="383" style:family="paragraph" style:name="P100">
      <style:text-properties/>
      <style:paragraph-properties/>
    </style:style>
    <style:style style:family="text" style:name="T227">
      <style:text-properties fo:color="#000000" fo:font-family="Calibri" style:font-family-asian="Times New Roman" fo:font-size="12pt" fo:font-style="italic"/>
    </style:style>
    <style:style style:parent-style-name="383" style:family="paragraph" style:name="P101">
      <style:text-properties/>
      <style:paragraph-properties/>
    </style:style>
    <style:style style:family="text" style:name="T228">
      <style:text-properties fo:color="#000000" fo:font-family="Calibri" style:font-family-asian="Times New Roman" fo:font-size="12pt" fo:font-style="italic"/>
    </style:style>
    <style:style style:parent-style-name="383" style:family="paragraph" style:name="P102">
      <style:text-properties/>
      <style:paragraph-properties/>
    </style:style>
    <style:style style:family="text" style:name="T229">
      <style:text-properties fo:color="#808080" fo:font-family="Calibri" style:font-family-asian="Times New Roman" fo:font-size="12pt"/>
    </style:style>
    <style:style style:parent-style-name="383" style:family="paragraph" style:name="P103">
      <style:text-properties/>
      <style:paragraph-properties/>
    </style:style>
    <style:style style:family="text" style:name="T230">
      <style:text-properties fo:color="#000000" fo:font-family="Calibri" style:font-family-asian="Times New Roman" fo:font-size="12pt" fo:font-weight="bold"/>
    </style:style>
    <style:style style:parent-style-name="383" style:family="paragraph" style:name="P104">
      <style:text-properties/>
      <style:paragraph-properties/>
    </style:style>
    <style:style style:family="text" style:name="T231">
      <style:text-properties fo:color="#000000" fo:font-family="Calibri" style:font-family-asian="Times New Roman" fo:font-size="12pt" fo:font-weight="bold"/>
    </style:style>
    <style:style style:parent-style-name="383" style:family="paragraph" style:name="P105">
      <style:text-properties/>
      <style:paragraph-properties/>
    </style:style>
    <style:style style:family="text" style:name="T232">
      <style:text-properties fo:color="#000000" fo:font-family="Calibri" style:font-family-asian="Times New Roman" fo:font-size="12pt" fo:font-weight="bold"/>
    </style:style>
    <style:style style:parent-style-name="383" style:family="paragraph" style:name="P106">
      <style:text-properties/>
      <style:paragraph-properties/>
    </style:style>
    <style:style style:family="text" style:name="T233">
      <style:text-properties fo:color="#000000" fo:font-family="Calibri" style:font-family-asian="Times New Roman" fo:font-size="12pt" fo:font-weight="bold"/>
    </style:style>
    <style:style style:parent-style-name="383" style:family="paragraph" style:name="P107">
      <style:text-properties/>
      <style:paragraph-properties/>
    </style:style>
    <style:style style:family="text" style:name="T234">
      <style:text-properties fo:color="#000000" fo:font-family="Calibri" style:font-family-asian="Times New Roman" fo:font-size="12pt" fo:font-weight="bold"/>
    </style:style>
    <style:style style:parent-style-name="383" style:family="paragraph" style:name="P108">
      <style:text-properties/>
      <style:paragraph-properties/>
    </style:style>
    <style:style style:family="text" style:name="T235">
      <style:text-properties fo:color="#000000" fo:font-family="Calibri" style:font-family-asian="Times New Roman" fo:font-size="12pt" fo:font-style="italic"/>
    </style:style>
    <style:style style:parent-style-name="383" style:family="paragraph" style:name="P109">
      <style:text-properties/>
      <style:paragraph-properties/>
    </style:style>
    <style:style style:family="text" style:name="T236">
      <style:text-properties fo:color="#000000" fo:font-family="Calibri" style:font-family-asian="Times New Roman" fo:font-size="12pt" fo:font-style="italic"/>
    </style:style>
    <style:style style:parent-style-name="383" style:family="paragraph" style:name="P110">
      <style:text-properties/>
      <style:paragraph-properties/>
    </style:style>
    <style:style style:family="text" style:name="T237">
      <style:text-properties fo:color="#808080" fo:font-family="Calibri" style:font-family-asian="Times New Roman" fo:font-size="12pt"/>
    </style:style>
    <style:style style:parent-style-name="383" style:family="paragraph" style:name="P111">
      <style:text-properties/>
      <style:paragraph-properties/>
    </style:style>
    <style:style style:family="text" style:name="T238">
      <style:text-properties fo:color="#000000" fo:font-family="Calibri" style:font-family-asian="Times New Roman" fo:font-size="12pt" fo:font-weight="bold"/>
    </style:style>
    <style:style style:parent-style-name="383" style:family="paragraph" style:name="P112">
      <style:text-properties/>
      <style:paragraph-properties/>
    </style:style>
    <style:style style:family="text" style:name="T239">
      <style:text-properties fo:color="#000000" fo:font-family="Calibri" style:font-family-asian="Times New Roman" fo:font-size="12pt" fo:font-weight="bold"/>
    </style:style>
    <style:style style:parent-style-name="383" style:family="paragraph" style:name="P113">
      <style:text-properties/>
      <style:paragraph-properties/>
    </style:style>
    <style:style style:family="text" style:name="T240">
      <style:text-properties fo:color="#000000" fo:font-family="Calibri" style:font-family-asian="Times New Roman" fo:font-size="12pt" fo:font-weight="bold"/>
    </style:style>
    <style:style style:parent-style-name="383" style:family="paragraph" style:name="P114">
      <style:text-properties/>
      <style:paragraph-properties/>
    </style:style>
    <style:style style:family="text" style:name="T241">
      <style:text-properties fo:color="#000000" fo:font-family="Calibri" style:font-family-asian="Times New Roman" fo:font-size="12pt" fo:font-weight="bold"/>
    </style:style>
    <style:style style:parent-style-name="383" style:family="paragraph" style:name="P115">
      <style:text-properties/>
      <style:paragraph-properties/>
    </style:style>
    <style:style style:family="text" style:name="T242">
      <style:text-properties fo:color="#000000" fo:font-family="Calibri" style:font-family-asian="Times New Roman" fo:font-size="12pt" fo:font-style="italic"/>
    </style:style>
    <style:style style:parent-style-name="383" style:family="paragraph" style:name="P116">
      <style:text-properties/>
      <style:paragraph-properties/>
    </style:style>
    <style:style style:family="text" style:name="T243">
      <style:text-properties fo:color="#808080" fo:font-family="Calibri" style:font-family-asian="Times New Roman" fo:font-size="12pt"/>
    </style:style>
    <style:style style:parent-style-name="383" style:family="paragraph" style:name="P117">
      <style:text-properties/>
      <style:paragraph-properties/>
    </style:style>
    <style:style style:family="text" style:name="T244">
      <style:text-properties fo:color="#000000" fo:font-family="Calibri" style:font-family-asian="Times New Roman" fo:font-size="12pt" fo:font-weight="bold"/>
    </style:style>
    <style:style style:parent-style-name="383" style:family="paragraph" style:name="P118">
      <style:text-properties/>
      <style:paragraph-properties/>
    </style:style>
    <style:style style:family="text" style:name="T245">
      <style:text-properties fo:color="#000000" fo:font-family="Calibri" style:font-family-asian="Times New Roman" fo:font-size="12pt" fo:font-weight="bold"/>
    </style:style>
    <style:style style:parent-style-name="383" style:family="paragraph" style:name="P119">
      <style:text-properties/>
      <style:paragraph-properties/>
    </style:style>
    <style:style style:family="text" style:name="T246">
      <style:text-properties fo:color="#000000" fo:font-family="Calibri" style:font-family-asian="Times New Roman" fo:font-size="12pt" fo:font-weight="bold"/>
    </style:style>
    <style:style style:parent-style-name="383" style:family="paragraph" style:name="P120">
      <style:text-properties/>
      <style:paragraph-properties/>
    </style:style>
    <style:style style:family="text" style:name="T247">
      <style:text-properties fo:color="#000000" fo:font-family="Calibri" style:font-family-asian="Times New Roman" fo:font-size="12pt" fo:font-weight="bold"/>
    </style:style>
    <style:style style:parent-style-name="383" style:family="paragraph" style:name="P121">
      <style:text-properties/>
      <style:paragraph-properties/>
    </style:style>
    <style:style style:family="text" style:name="T248">
      <style:text-properties fo:color="#000000" fo:font-family="Calibri" style:font-family-asian="Times New Roman" fo:font-size="12pt" fo:font-style="italic"/>
    </style:style>
    <style:style style:parent-style-name="383" style:family="paragraph" style:name="P122">
      <style:text-properties/>
      <style:paragraph-properties/>
    </style:style>
    <style:style style:family="text" style:name="T249">
      <style:text-properties fo:color="#808080" fo:font-family="Calibri" style:font-family-asian="Times New Roman" fo:font-size="12pt"/>
    </style:style>
    <style:style style:parent-style-name="383" style:family="paragraph" style:name="P123">
      <style:text-properties/>
      <style:paragraph-properties/>
    </style:style>
    <style:style style:family="text" style:name="T250">
      <style:text-properties fo:color="#000000" fo:font-family="Calibri" style:font-family-asian="Times New Roman" fo:font-size="12pt" fo:font-weight="bold"/>
    </style:style>
    <style:style style:parent-style-name="383" style:family="paragraph" style:name="P124">
      <style:text-properties/>
      <style:paragraph-properties/>
    </style:style>
    <style:style style:family="text" style:name="T251">
      <style:text-properties fo:color="#000000" fo:font-family="Calibri" style:font-family-asian="Times New Roman" fo:font-size="12pt" fo:font-weight="bold"/>
    </style:style>
    <style:style style:parent-style-name="383" style:family="paragraph" style:name="P125">
      <style:text-properties/>
      <style:paragraph-properties/>
    </style:style>
    <style:style style:family="text" style:name="T252">
      <style:text-properties fo:color="#000000" fo:font-family="Calibri" style:font-family-asian="Times New Roman" fo:font-size="12pt" fo:font-weight="bold"/>
    </style:style>
    <style:style style:parent-style-name="383" style:family="paragraph" style:name="P126">
      <style:text-properties/>
      <style:paragraph-properties/>
    </style:style>
    <style:style style:family="text" style:name="T253">
      <style:text-properties fo:color="#000000" fo:font-family="Calibri" style:font-family-asian="Times New Roman" fo:font-size="12pt" fo:font-weight="bold"/>
    </style:style>
    <style:style style:parent-style-name="383" style:family="paragraph" style:name="P127">
      <style:text-properties/>
      <style:paragraph-properties/>
    </style:style>
    <style:style style:family="text" style:name="T254">
      <style:text-properties fo:color="#000000" fo:font-family="Calibri" style:font-family-asian="Times New Roman" fo:font-size="12pt" fo:font-style="italic"/>
    </style:style>
    <style:style style:family="text" style:name="T255">
      <style:text-properties fo:color="#000000" fo:font-family="Calibri" fo:font-size="12pt" fo:font-style="italic"/>
    </style:style>
    <style:style style:family="text" style:name="T256">
      <style:text-properties fo:font-family="Calibri" fo:font-size="12pt"/>
    </style:style>
    <style:style style:parent-style-name="383" style:family="paragraph" style:name="P128">
      <style:text-properties/>
      <style:paragraph-properties/>
    </style:style>
    <style:style style:family="text" style:name="T257">
      <style:text-properties fo:font-family="Calibri" fo:font-size="12pt"/>
    </style:style>
    <style:style style:parent-style-name="383" style:family="paragraph" style:name="P129">
      <style:text-properties/>
      <style:paragraph-properties fo:text-align="center" fo:break-before="page"/>
    </style:style>
    <style:style style:family="text" style:name="T258">
      <style:text-properties fo:font-family="Calibri" fo:font-size="12pt"/>
    </style:style>
    <style:style style:family="text" style:name="T259">
      <style:text-properties fo:color="#7030a1" fo:font-family="Calibri" style:font-family-asian="Times New Roman" fo:font-size="12pt" fo:font-weight="bold"/>
    </style:style>
    <style:style style:family="text" style:name="T260">
      <style:text-properties fo:color="#7030a1" fo:font-family="Calibri" style:font-family-asian="Times New Roman" fo:font-size="12pt" fo:font-weight="bold"/>
    </style:style>
    <style:style style:parent-style-name="383" style:family="paragraph" style:name="P130">
      <style:text-properties/>
      <style:paragraph-properties/>
    </style:style>
    <style:style style:family="text" style:name="T261">
      <style:text-properties fo:color="#000000" fo:font-family="Calibri" style:font-family-asian="Times New Roman" fo:font-size="12pt" fo:font-weight="bold"/>
    </style:style>
    <style:style style:parent-style-name="383" style:family="paragraph" style:name="P131">
      <style:text-properties/>
      <style:paragraph-properties/>
    </style:style>
    <style:style style:family="text" style:name="T262">
      <style:text-properties fo:color="#000000" fo:font-family="Calibri" style:font-family-asian="Times New Roman" fo:font-size="12pt" fo:font-weight="bold"/>
    </style:style>
    <style:style style:family="text" style:name="T263">
      <style:text-properties fo:color="#7f7f7f" fo:font-family="Calibri" style:font-family-asian="Times New Roman" fo:font-size="12pt" fo:font-weight="bold"/>
    </style:style>
    <style:style style:family="text" style:name="T264">
      <style:text-properties fo:color="#000000" fo:font-family="Calibri" style:font-family-asian="Times New Roman" fo:font-size="12pt" fo:font-weight="bold"/>
    </style:style>
    <style:style style:parent-style-name="383" style:family="paragraph" style:name="P132">
      <style:text-properties/>
      <style:paragraph-properties/>
    </style:style>
    <style:style style:family="text" style:name="T265">
      <style:text-properties fo:color="#000000" fo:font-family="Calibri" style:font-family-asian="Times New Roman" fo:font-size="12pt" fo:font-weight="bold"/>
    </style:style>
    <style:style style:parent-style-name="383" style:family="paragraph" style:name="P133">
      <style:text-properties/>
      <style:paragraph-properties/>
    </style:style>
    <style:style style:family="text" style:name="T266">
      <style:text-properties fo:color="#000000" fo:font-family="Calibri" style:font-family-asian="Times New Roman" fo:font-size="12pt" fo:font-weight="bold"/>
    </style:style>
    <style:style style:family="text" style:name="T267">
      <style:text-properties fo:color="#7f7f7f" fo:font-family="Calibri" style:font-family-asian="Times New Roman" fo:font-size="12pt" fo:font-weight="bold"/>
    </style:style>
    <style:style style:family="text" style:name="T268">
      <style:text-properties fo:color="#000000" fo:font-family="Calibri" style:font-family-asian="Times New Roman" fo:font-size="12pt" fo:font-weight="bold"/>
    </style:style>
    <style:style style:parent-style-name="383" style:family="paragraph" style:name="P134">
      <style:text-properties/>
      <style:paragraph-properties/>
    </style:style>
    <style:style style:family="text" style:name="T269">
      <style:text-properties fo:color="#000000" fo:font-family="Calibri" style:font-family-asian="Times New Roman" fo:font-size="12pt"/>
    </style:style>
    <style:style style:parent-style-name="383" style:family="paragraph" style:name="P135">
      <style:text-properties/>
      <style:paragraph-properties/>
    </style:style>
    <style:style style:family="text" style:name="T270">
      <style:text-properties fo:color="#000000" fo:font-family="Calibri" style:font-family-asian="Times New Roman" fo:font-size="12pt"/>
    </style:style>
    <style:style style:family="text" style:name="T271">
      <style:text-properties fo:color="#000000" fo:font-family="Calibri" style:font-family-asian="Times New Roman" fo:font-size="12pt" fo:font-weight="bold"/>
    </style:style>
    <style:style style:family="text" style:name="T272">
      <style:text-properties fo:color="#000000" fo:font-family="Calibri" style:font-family-asian="Times New Roman" fo:font-size="12pt"/>
    </style:style>
    <style:style style:family="text" style:name="T273">
      <style:text-properties fo:color="#000000" fo:font-family="Calibri" style:font-family-asian="Times New Roman" fo:font-size="12pt" fo:font-weight="bold"/>
    </style:style>
    <style:style style:family="text" style:name="T274">
      <style:text-properties fo:color="#000000" fo:font-family="Calibri" style:font-family-asian="Times New Roman" fo:font-size="12pt"/>
    </style:style>
    <style:style style:parent-style-name="383" style:family="paragraph" style:name="P136">
      <style:text-properties/>
      <style:paragraph-properties/>
    </style:style>
    <style:style style:family="text" style:name="T275">
      <style:text-properties fo:color="#000000" fo:font-family="Calibri" style:font-family-asian="Times New Roman" fo:font-size="12pt"/>
    </style:style>
    <style:style style:family="table" style:name="ta2">
      <style:paragraph-properties/>
      <style:table-properties style:width="17.25cm" fo:margin-left="0cm" table:align="left" style:use-optimal-column-width="true"/>
    </style:style>
    <style:style style:family="table-column" style:name="co3">
      <style:table-column-properties style:column-width="4.311cm" style:use-optimal-column-width="true"/>
    </style:style>
    <style:style style:family="table-column" style:name="co4">
      <style:table-column-properties style:column-width="4.311cm" style:use-optimal-column-width="true"/>
    </style:style>
    <style:style style:family="table-column" style:name="co5">
      <style:table-column-properties style:column-width="4.313cm" style:use-optimal-column-width="true"/>
    </style:style>
    <style:style style:family="table-column" style:name="co6">
      <style:table-column-properties style:column-width="4.313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137">
      <style:text-properties/>
      <style:paragraph-properties fo:text-align="center"/>
    </style:style>
    <style:style style:family="text" style:name="T276">
      <style:text-properties fo:color="#000000" fo:font-family="Calibri" style:font-family-asian="Times New Roman" fo:font-size="12pt" fo:font-style="italic"/>
    </style:style>
    <style:style style:family="table-cell" style:name="ce5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138">
      <style:text-properties/>
      <style:paragraph-properties fo:text-align="center"/>
    </style:style>
    <style:style style:family="text" style:name="T277">
      <style:text-properties fo:color="#000000" fo:font-family="Calibri" style:font-family-asian="Times New Roman" fo:font-size="12pt" fo:font-style="italic"/>
    </style:style>
    <style:style style:family="table-row" style:name="ro3">
      <style:table-row-properties/>
    </style:style>
    <style:style style:family="table-cell" style:name="ce6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139">
      <style:text-properties/>
      <style:paragraph-properties/>
    </style:style>
    <style:style style:family="text" style:name="T278">
      <style:text-properties fo:color="#000000" fo:font-family="Calibri" style:font-family-asian="Times New Roman" fo:font-size="12pt"/>
    </style:style>
    <style:style style:parent-style-name="383" style:family="paragraph" style:name="P140">
      <style:text-properties/>
      <style:paragraph-properties/>
    </style:style>
    <style:style style:family="text" style:name="T279">
      <style:text-properties fo:color="#808080" fo:font-family="Calibri" style:font-family-asian="Times New Roman" fo:font-size="12pt"/>
    </style:style>
    <style:style style:parent-style-name="383" style:family="paragraph" style:name="P141">
      <style:text-properties/>
      <style:paragraph-properties/>
    </style:style>
    <style:style style:family="text" style:name="T280">
      <style:text-properties fo:color="#808080" fo:font-family="Calibri" style:font-family-asian="Times New Roman" fo:font-size="12pt"/>
    </style:style>
    <style:style style:parent-style-name="383" style:family="paragraph" style:name="P142">
      <style:text-properties/>
      <style:paragraph-properties/>
    </style:style>
    <style:style style:family="text" style:name="T281">
      <style:text-properties fo:color="#808080" fo:font-family="Calibri" style:font-family-asian="Times New Roman" fo:font-size="12pt"/>
    </style:style>
    <style:style style:parent-style-name="383" style:family="paragraph" style:name="P143">
      <style:text-properties/>
      <style:paragraph-properties/>
    </style:style>
    <style:style style:family="text" style:name="T282">
      <style:text-properties fo:color="#000000" fo:font-family="Calibri" style:font-family-asian="Times New Roman" fo:font-size="12pt"/>
    </style:style>
    <style:style style:parent-style-name="383" style:family="paragraph" style:name="P144">
      <style:text-properties/>
      <style:paragraph-properties/>
    </style:style>
    <style:style style:family="text" style:name="T283">
      <style:text-properties fo:color="#808080" fo:font-family="Calibri" style:font-family-asian="Times New Roman" fo:font-size="12pt"/>
    </style:style>
    <style:style style:parent-style-name="383" style:family="paragraph" style:name="P145">
      <style:text-properties/>
      <style:paragraph-properties/>
    </style:style>
    <style:style style:family="text" style:name="T284">
      <style:text-properties fo:color="#808080" fo:font-family="Calibri" style:font-family-asian="Times New Roman" fo:font-size="12pt"/>
    </style:style>
    <style:style style:parent-style-name="383" style:family="paragraph" style:name="P146">
      <style:text-properties/>
      <style:paragraph-properties/>
    </style:style>
    <style:style style:family="text" style:name="T285">
      <style:text-properties fo:color="#808080" fo:font-family="Calibri" style:font-family-asian="Times New Roman" fo:font-size="12pt"/>
    </style:style>
    <style:style style:parent-style-name="383" style:family="paragraph" style:name="P147">
      <style:text-properties/>
      <style:paragraph-properties/>
    </style:style>
    <style:style style:family="text" style:name="T286">
      <style:text-properties fo:color="#000000" fo:font-family="Calibri" style:font-family-asian="Times New Roman" fo:font-size="12pt"/>
    </style:style>
    <style:style style:parent-style-name="383" style:family="paragraph" style:name="P148">
      <style:text-properties/>
      <style:paragraph-properties/>
    </style:style>
    <style:style style:family="text" style:name="T287">
      <style:text-properties fo:color="#808080" fo:font-family="Calibri" style:font-family-asian="Times New Roman" fo:font-size="12pt"/>
    </style:style>
    <style:style style:parent-style-name="383" style:family="paragraph" style:name="P149">
      <style:text-properties/>
      <style:paragraph-properties/>
    </style:style>
    <style:style style:family="text" style:name="T288">
      <style:text-properties fo:color="#808080" fo:font-family="Calibri" style:font-family-asian="Times New Roman" fo:font-size="12pt"/>
    </style:style>
    <style:style style:parent-style-name="383" style:family="paragraph" style:name="P150">
      <style:text-properties/>
      <style:paragraph-properties/>
    </style:style>
    <style:style style:family="text" style:name="T289">
      <style:text-properties fo:color="#808080" fo:font-family="Calibri" style:font-family-asian="Times New Roman" fo:font-size="12pt"/>
    </style:style>
    <style:style style:parent-style-name="383" style:family="paragraph" style:name="P151">
      <style:text-properties/>
      <style:paragraph-properties/>
    </style:style>
    <style:style style:family="text" style:name="T290">
      <style:text-properties fo:color="#000000" fo:font-family="Calibri" style:font-family-asian="Times New Roman" fo:font-size="12pt"/>
    </style:style>
    <style:style style:parent-style-name="383" style:family="paragraph" style:name="P152">
      <style:text-properties/>
      <style:paragraph-properties/>
    </style:style>
    <style:style style:family="text" style:name="T291">
      <style:text-properties fo:color="#808080" fo:font-family="Calibri" style:font-family-asian="Times New Roman" fo:font-size="12pt"/>
    </style:style>
    <style:style style:parent-style-name="383" style:family="paragraph" style:name="P153">
      <style:text-properties/>
      <style:paragraph-properties/>
    </style:style>
    <style:style style:family="text" style:name="T292">
      <style:text-properties fo:color="#808080" fo:font-family="Calibri" style:font-family-asian="Times New Roman" fo:font-size="12pt"/>
    </style:style>
    <style:style style:family="text" style:name="T293">
      <style:text-properties fo:color="#000000" fo:font-family="Calibri" style:font-family-asian="Times New Roman" fo:font-size="12pt" fo:font-style="italic"/>
    </style:style>
    <style:style style:family="table-cell" style:name="ce7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154">
      <style:text-properties/>
      <style:paragraph-properties/>
    </style:style>
    <style:style style:family="text" style:name="T294">
      <style:text-properties fo:color="#808080" fo:font-family="Calibri" style:font-family-asian="Times New Roman" fo:font-size="12pt"/>
    </style:style>
    <style:style style:parent-style-name="383" style:family="paragraph" style:name="P155">
      <style:text-properties/>
      <style:paragraph-properties/>
    </style:style>
    <style:style style:family="text" style:name="T295">
      <style:text-properties fo:color="#808080" fo:font-family="Calibri" style:font-family-asian="Times New Roman" fo:font-size="12pt"/>
    </style:style>
    <style:style style:parent-style-name="383" style:family="paragraph" style:name="P156">
      <style:text-properties/>
      <style:paragraph-properties/>
    </style:style>
    <style:style style:family="text" style:name="T296">
      <style:text-properties fo:color="#808080" fo:font-family="Calibri" style:font-family-asian="Times New Roman" fo:font-size="12pt"/>
    </style:style>
    <style:style style:parent-style-name="383" style:family="paragraph" style:name="P157">
      <style:text-properties/>
      <style:paragraph-properties/>
    </style:style>
    <style:style style:family="text" style:name="T297">
      <style:text-properties fo:color="#808080" fo:font-family="Calibri" style:font-family-asian="Times New Roman" fo:font-size="12pt"/>
    </style:style>
    <style:style style:parent-style-name="383" style:family="paragraph" style:name="P158">
      <style:text-properties/>
      <style:paragraph-properties/>
    </style:style>
    <style:style style:family="text" style:name="T298">
      <style:text-properties fo:color="#808080" fo:font-family="Calibri" style:font-family-asian="Times New Roman" fo:font-size="12pt"/>
    </style:style>
    <style:style style:parent-style-name="383" style:family="paragraph" style:name="P159">
      <style:text-properties/>
      <style:paragraph-properties/>
    </style:style>
    <style:style style:family="text" style:name="T299">
      <style:text-properties fo:color="#808080" fo:font-family="Calibri" style:font-family-asian="Times New Roman" fo:font-size="12pt"/>
    </style:style>
    <style:style style:parent-style-name="383" style:family="paragraph" style:name="P160">
      <style:text-properties/>
      <style:paragraph-properties/>
    </style:style>
    <style:style style:family="text" style:name="T300">
      <style:text-properties fo:color="#808080" fo:font-family="Calibri" style:font-family-asian="Times New Roman" fo:font-size="12pt"/>
    </style:style>
    <style:style style:parent-style-name="383" style:family="paragraph" style:name="P161">
      <style:text-properties/>
      <style:paragraph-properties/>
    </style:style>
    <style:style style:family="text" style:name="T301">
      <style:text-properties fo:color="#808080" fo:font-family="Calibri" style:font-family-asian="Times New Roman" fo:font-size="12pt"/>
    </style:style>
    <style:style style:parent-style-name="383" style:family="paragraph" style:name="P162">
      <style:text-properties/>
      <style:paragraph-properties/>
    </style:style>
    <style:style style:family="text" style:name="T302">
      <style:text-properties fo:color="#808080" fo:font-family="Calibri" style:font-family-asian="Times New Roman" fo:font-size="12pt"/>
    </style:style>
    <style:style style:parent-style-name="383" style:family="paragraph" style:name="P163">
      <style:text-properties/>
      <style:paragraph-properties/>
    </style:style>
    <style:style style:family="text" style:name="T303">
      <style:text-properties fo:color="#808080" fo:font-family="Calibri" style:font-family-asian="Times New Roman" fo:font-size="12pt"/>
    </style:style>
    <style:style style:parent-style-name="383" style:family="paragraph" style:name="P164">
      <style:text-properties/>
      <style:paragraph-properties/>
    </style:style>
    <style:style style:family="text" style:name="T304">
      <style:text-properties fo:color="#808080" fo:font-family="Calibri" style:font-family-asian="Times New Roman" fo:font-size="12pt"/>
    </style:style>
    <style:style style:parent-style-name="383" style:family="paragraph" style:name="P165">
      <style:text-properties/>
      <style:paragraph-properties/>
    </style:style>
    <style:style style:family="text" style:name="T305">
      <style:text-properties fo:color="#808080" fo:font-family="Calibri" style:font-family-asian="Times New Roman" fo:font-size="12pt"/>
    </style:style>
    <style:style style:parent-style-name="383" style:family="paragraph" style:name="P166">
      <style:text-properties/>
      <style:paragraph-properties/>
    </style:style>
    <style:style style:family="text" style:name="T306">
      <style:text-properties fo:color="#808080" fo:font-family="Calibri" style:font-family-asian="Times New Roman" fo:font-size="12pt"/>
    </style:style>
    <style:style style:parent-style-name="383" style:family="paragraph" style:name="P167">
      <style:text-properties/>
      <style:paragraph-properties/>
    </style:style>
    <style:style style:family="text" style:name="T307">
      <style:text-properties fo:color="#808080" fo:font-family="Calibri" style:font-family-asian="Times New Roman" fo:font-size="12pt"/>
    </style:style>
    <style:style style:parent-style-name="383" style:family="paragraph" style:name="P168">
      <style:text-properties/>
      <style:paragraph-properties/>
    </style:style>
    <style:style style:family="text" style:name="T308">
      <style:text-properties fo:color="#808080" fo:font-family="Calibri" style:font-family-asian="Times New Roman" fo:font-size="12pt"/>
    </style:style>
    <style:style style:family="text" style:name="T309">
      <style:text-properties fo:color="#000000" fo:font-family="Calibri" style:font-family-asian="Times New Roman" fo:font-size="12pt" fo:font-style="italic"/>
    </style:style>
    <style:style style:family="table-cell" style:name="ce8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169">
      <style:text-properties/>
      <style:paragraph-properties/>
    </style:style>
    <style:style style:family="text" style:name="T310">
      <style:text-properties fo:color="#000000" fo:font-family="Calibri" style:font-family-asian="Times New Roman" fo:font-size="12pt"/>
    </style:style>
    <style:style style:parent-style-name="383" style:family="paragraph" style:name="P170">
      <style:text-properties/>
      <style:paragraph-properties/>
    </style:style>
    <style:style style:family="text" style:name="T311">
      <style:text-properties fo:color="#808080" fo:font-family="Calibri" style:font-family-asian="Times New Roman" fo:font-size="12pt"/>
    </style:style>
    <style:style style:parent-style-name="383" style:family="paragraph" style:name="P171">
      <style:text-properties/>
      <style:paragraph-properties/>
    </style:style>
    <style:style style:family="text" style:name="T312">
      <style:text-properties fo:color="#808080" fo:font-family="Calibri" style:font-family-asian="Times New Roman" fo:font-size="12pt"/>
    </style:style>
    <style:style style:parent-style-name="383" style:family="paragraph" style:name="P172">
      <style:text-properties/>
      <style:paragraph-properties/>
    </style:style>
    <style:style style:family="text" style:name="T313">
      <style:text-properties fo:color="#808080" fo:font-family="Calibri" style:font-family-asian="Times New Roman" fo:font-size="12pt"/>
    </style:style>
    <style:style style:parent-style-name="383" style:family="paragraph" style:name="P173">
      <style:text-properties/>
      <style:paragraph-properties/>
    </style:style>
    <style:style style:family="text" style:name="T314">
      <style:text-properties fo:color="#000000" fo:font-family="Calibri" style:font-family-asian="Times New Roman" fo:font-size="12pt"/>
    </style:style>
    <style:style style:parent-style-name="383" style:family="paragraph" style:name="P174">
      <style:text-properties/>
      <style:paragraph-properties/>
    </style:style>
    <style:style style:family="text" style:name="T315">
      <style:text-properties fo:color="#808080" fo:font-family="Calibri" style:font-family-asian="Times New Roman" fo:font-size="12pt"/>
    </style:style>
    <style:style style:parent-style-name="383" style:family="paragraph" style:name="P175">
      <style:text-properties/>
      <style:paragraph-properties/>
    </style:style>
    <style:style style:family="text" style:name="T316">
      <style:text-properties fo:color="#808080" fo:font-family="Calibri" style:font-family-asian="Times New Roman" fo:font-size="12pt"/>
    </style:style>
    <style:style style:parent-style-name="383" style:family="paragraph" style:name="P176">
      <style:text-properties/>
      <style:paragraph-properties/>
    </style:style>
    <style:style style:family="text" style:name="T317">
      <style:text-properties fo:color="#808080" fo:font-family="Calibri" style:font-family-asian="Times New Roman" fo:font-size="12pt"/>
    </style:style>
    <style:style style:parent-style-name="383" style:family="paragraph" style:name="P177">
      <style:text-properties/>
      <style:paragraph-properties/>
    </style:style>
    <style:style style:family="text" style:name="T318">
      <style:text-properties fo:color="#000000" fo:font-family="Calibri" style:font-family-asian="Times New Roman" fo:font-size="12pt"/>
    </style:style>
    <style:style style:parent-style-name="383" style:family="paragraph" style:name="P178">
      <style:text-properties/>
      <style:paragraph-properties/>
    </style:style>
    <style:style style:family="text" style:name="T319">
      <style:text-properties fo:color="#000000" fo:font-family="Calibri" style:font-family-asian="Times New Roman" fo:font-size="12pt"/>
    </style:style>
    <style:style style:parent-style-name="383" style:family="paragraph" style:name="P179">
      <style:text-properties/>
      <style:paragraph-properties/>
    </style:style>
    <style:style style:family="text" style:name="T320">
      <style:text-properties fo:color="#808080" fo:font-family="Calibri" style:font-family-asian="Times New Roman" fo:font-size="12pt"/>
    </style:style>
    <style:style style:parent-style-name="383" style:family="paragraph" style:name="P180">
      <style:text-properties/>
      <style:paragraph-properties/>
    </style:style>
    <style:style style:family="text" style:name="T321">
      <style:text-properties fo:color="#808080" fo:font-family="Calibri" style:font-family-asian="Times New Roman" fo:font-size="12pt"/>
    </style:style>
    <style:style style:family="text" style:name="T322">
      <style:text-properties fo:color="#000000" fo:font-family="Calibri" style:font-family-asian="Times New Roman" fo:font-size="12pt" fo:font-style="italic"/>
    </style:style>
    <style:style style:family="table-cell" style:name="ce9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181">
      <style:text-properties/>
      <style:paragraph-properties/>
    </style:style>
    <style:style style:family="text" style:name="T323">
      <style:text-properties fo:color="#808080" fo:font-family="Calibri" style:font-family-asian="Times New Roman" fo:font-size="12pt"/>
    </style:style>
    <style:style style:parent-style-name="383" style:family="paragraph" style:name="P182">
      <style:text-properties/>
      <style:paragraph-properties/>
    </style:style>
    <style:style style:family="text" style:name="T324">
      <style:text-properties fo:color="#808080" fo:font-family="Calibri" style:font-family-asian="Times New Roman" fo:font-size="12pt"/>
    </style:style>
    <style:style style:parent-style-name="383" style:family="paragraph" style:name="P183">
      <style:text-properties/>
      <style:paragraph-properties/>
    </style:style>
    <style:style style:family="text" style:name="T325">
      <style:text-properties fo:color="#808080" fo:font-family="Calibri" style:font-family-asian="Times New Roman" fo:font-size="12pt"/>
    </style:style>
    <style:style style:parent-style-name="383" style:family="paragraph" style:name="P184">
      <style:text-properties/>
      <style:paragraph-properties/>
    </style:style>
    <style:style style:family="text" style:name="T326">
      <style:text-properties fo:color="#808080" fo:font-family="Calibri" style:font-family-asian="Times New Roman" fo:font-size="12pt"/>
    </style:style>
    <style:style style:parent-style-name="383" style:family="paragraph" style:name="P185">
      <style:text-properties/>
      <style:paragraph-properties/>
    </style:style>
    <style:style style:family="text" style:name="T327">
      <style:text-properties fo:color="#808080" fo:font-family="Calibri" style:font-family-asian="Times New Roman" fo:font-size="12pt"/>
    </style:style>
    <style:style style:parent-style-name="383" style:family="paragraph" style:name="P186">
      <style:text-properties/>
      <style:paragraph-properties/>
    </style:style>
    <style:style style:family="text" style:name="T328">
      <style:text-properties fo:color="#808080" fo:font-family="Calibri" style:font-family-asian="Times New Roman" fo:font-size="12pt"/>
    </style:style>
    <style:style style:parent-style-name="383" style:family="paragraph" style:name="P187">
      <style:text-properties/>
      <style:paragraph-properties/>
    </style:style>
    <style:style style:family="text" style:name="T329">
      <style:text-properties fo:color="#808080" fo:font-family="Calibri" style:font-family-asian="Times New Roman" fo:font-size="12pt"/>
    </style:style>
    <style:style style:parent-style-name="383" style:family="paragraph" style:name="P188">
      <style:text-properties/>
      <style:paragraph-properties/>
    </style:style>
    <style:style style:family="text" style:name="T330">
      <style:text-properties fo:color="#000000" fo:font-family="Calibri" style:font-family-asian="Times New Roman" fo:font-size="12pt" fo:font-style="italic"/>
    </style:style>
    <style:style style:parent-style-name="383" style:family="paragraph" style:name="P189">
      <style:text-properties/>
      <style:paragraph-properties/>
    </style:style>
    <style:style style:family="text" style:name="T331">
      <style:text-properties fo:color="#000000" fo:font-family="Calibri" style:font-family-asian="Times New Roman" fo:font-size="12pt" fo:font-style="italic"/>
    </style:style>
    <style:style style:parent-style-name="383" style:family="paragraph" style:name="P190">
      <style:text-properties/>
      <style:paragraph-properties/>
    </style:style>
    <style:style style:family="text" style:name="T332">
      <style:text-properties fo:color="#808080" fo:font-family="Calibri" style:font-family-asian="Times New Roman" fo:font-size="12pt"/>
    </style:style>
    <style:style style:parent-style-name="383" style:family="paragraph" style:name="P191">
      <style:text-properties/>
      <style:paragraph-properties/>
    </style:style>
    <style:style style:family="text" style:name="T333">
      <style:text-properties fo:color="#808080" fo:font-family="Calibri" style:font-family-asian="Times New Roman" fo:font-size="12pt"/>
    </style:style>
    <style:style style:parent-style-name="383" style:family="paragraph" style:name="P192">
      <style:text-properties/>
      <style:paragraph-properties/>
    </style:style>
    <style:style style:family="text" style:name="T334">
      <style:text-properties fo:color="#808080" fo:font-family="Calibri" style:font-family-asian="Times New Roman" fo:font-size="12pt"/>
    </style:style>
    <style:style style:parent-style-name="383" style:family="paragraph" style:name="P193">
      <style:text-properties/>
      <style:paragraph-properties/>
    </style:style>
    <style:style style:family="text" style:name="T335">
      <style:text-properties fo:color="#808080" fo:font-family="Calibri" style:font-family-asian="Times New Roman" fo:font-size="12pt"/>
    </style:style>
    <style:style style:parent-style-name="383" style:family="paragraph" style:name="P194">
      <style:text-properties/>
      <style:paragraph-properties/>
    </style:style>
    <style:style style:family="text" style:name="T336">
      <style:text-properties fo:color="#000000" fo:font-family="Calibri" style:font-family-asian="Times New Roman" fo:font-size="12pt" fo:font-style="italic"/>
    </style:style>
    <style:style style:family="table-row" style:name="ro4">
      <style:table-row-properties/>
    </style:style>
    <style:style style:family="table-cell" style:name="ce10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195">
      <style:text-properties/>
      <style:paragraph-properties/>
    </style:style>
    <style:style style:family="text" style:name="T337">
      <style:text-properties fo:color="#000000" fo:font-family="Calibri" style:font-family-asian="Times New Roman" fo:font-size="12pt"/>
    </style:style>
    <style:style style:family="text" style:name="T338">
      <style:text-properties fo:color="#808080" fo:font-family="Calibri" fo:font-size="12pt"/>
    </style:style>
    <style:style style:family="table-cell" style:name="ce11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196">
      <style:text-properties/>
      <style:paragraph-properties/>
    </style:style>
    <style:style style:family="text" style:name="T339">
      <style:text-properties fo:color="#808080" fo:font-family="Calibri" fo:font-size="12pt"/>
    </style:style>
    <style:style style:family="table-cell" style:name="ce12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197">
      <style:text-properties/>
      <style:paragraph-properties/>
    </style:style>
    <style:style style:family="text" style:name="T340">
      <style:text-properties fo:color="#000000" fo:font-family="Calibri" style:font-family-asian="Times New Roman" fo:font-size="12pt"/>
    </style:style>
    <style:style style:family="text" style:name="T341">
      <style:text-properties fo:color="#808080" fo:font-family="Calibri" fo:font-size="12pt"/>
    </style:style>
    <style:style style:family="table-cell" style:name="ce13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198">
      <style:text-properties/>
      <style:paragraph-properties/>
    </style:style>
    <style:style style:family="text" style:name="T342">
      <style:text-properties fo:font-family="Calibri" fo:font-size="12pt"/>
    </style:style>
    <style:style style:parent-style-name="383" style:family="paragraph" style:name="P199">
      <style:text-properties/>
      <style:paragraph-properties/>
    </style:style>
    <style:style style:family="text" style:name="T343">
      <style:text-properties fo:color="#000000" fo:font-family="Calibri" style:font-family-asian="Times New Roman" fo:font-size="12pt" fo:font-style="italic"/>
    </style:style>
    <style:style style:parent-style-name="383" style:family="paragraph" style:name="P200">
      <style:text-properties/>
      <style:paragraph-properties/>
    </style:style>
    <style:style style:family="text" style:name="T344">
      <style:text-properties fo:color="#000000" fo:font-family="Calibri" style:font-family-asian="Times New Roman" fo:font-size="12pt" fo:font-weight="bold"/>
    </style:style>
    <style:style style:parent-style-name="383" style:family="paragraph" style:name="P201">
      <style:text-properties/>
      <style:paragraph-properties/>
    </style:style>
    <style:style style:family="text" style:name="T345">
      <style:text-properties fo:font-family="Calibri" fo:font-size="12pt"/>
    </style:style>
    <style:style style:family="text" style:name="T346">
      <style:text-properties fo:font-family="Calibri" fo:font-size="12pt"/>
    </style:style>
    <style:style style:family="text" style:name="T347">
      <style:text-properties fo:font-family="Calibri" fo:font-size="12pt"/>
    </style:style>
    <style:style style:family="text" style:name="T348">
      <style:text-properties fo:font-family="Calibri" fo:font-size="12pt"/>
    </style:style>
    <style:style style:parent-style-name="389" style:family="text" style:name="T349">
      <style:text-properties fo:font-family="Calibri" style:font-family-asian="Times New Roman" fo:font-size="12pt" fo:font-weight="bold"/>
    </style:style>
    <style:style style:family="text" style:name="T350">
      <style:text-properties fo:font-family="Calibri" fo:font-size="12pt"/>
    </style:style>
    <style:style style:family="text" style:name="T351">
      <style:text-properties fo:font-family="Calibri" fo:font-size="12pt"/>
    </style:style>
    <style:style style:family="text" style:name="T352">
      <style:text-properties fo:font-family="Calibri" fo:font-size="12pt"/>
    </style:style>
    <style:style style:parent-style-name="383" style:family="paragraph" style:name="P202">
      <style:text-properties/>
      <style:paragraph-properties fo:text-align="center" fo:break-before="page"/>
    </style:style>
    <style:style style:family="text" style:name="T353">
      <style:text-properties fo:font-family="Calibri" fo:font-size="12pt"/>
    </style:style>
    <style:style style:family="text" style:name="T354">
      <style:text-properties fo:color="#7030a1" fo:font-family="Calibri" style:font-family-asian="Times New Roman" fo:font-size="12pt" fo:font-weight="bold"/>
    </style:style>
    <style:style style:parent-style-name="383" style:family="paragraph" style:name="P203">
      <style:text-properties/>
      <style:paragraph-properties/>
    </style:style>
    <style:style style:family="text" style:name="T355">
      <style:text-properties fo:color="#000000" fo:font-family="Calibri" style:font-family-asian="Times New Roman" fo:font-size="12pt"/>
    </style:style>
    <style:style style:parent-style-name="383" style:family="paragraph" style:name="P204">
      <style:text-properties/>
      <style:paragraph-properties/>
    </style:style>
    <style:style style:family="text" style:name="T356">
      <style:text-properties fo:color="#000000" fo:font-family="Calibri" style:font-family-asian="Times New Roman" fo:font-size="12pt"/>
    </style:style>
    <style:style style:family="text" style:name="T357">
      <style:text-properties fo:color="#000000" fo:font-family="Calibri" style:font-family-asian="Times New Roman" fo:font-size="12pt" fo:font-weight="bold"/>
    </style:style>
    <style:style style:family="text" style:name="T358">
      <style:text-properties fo:color="#000000" fo:font-family="Calibri" style:font-family-asian="Times New Roman" fo:font-size="12pt"/>
    </style:style>
    <style:style style:parent-style-name="383" style:family="paragraph" style:name="P205">
      <style:text-properties/>
      <style:paragraph-properties/>
    </style:style>
    <style:style style:family="text" style:name="T359">
      <style:text-properties fo:color="#000000" fo:font-family="Calibri" style:font-family-asian="Times New Roman" fo:font-size="12pt"/>
    </style:style>
    <style:style style:parent-style-name="383" style:family="paragraph" style:name="P206">
      <style:text-properties/>
      <style:paragraph-properties/>
    </style:style>
    <style:style style:family="text" style:name="T360">
      <style:text-properties fo:color="#000000" fo:font-family="Calibri" style:font-family-asian="Times New Roman" fo:font-size="12pt"/>
    </style:style>
    <style:style style:parent-style-name="383" style:family="paragraph" style:name="P207">
      <style:text-properties/>
      <style:paragraph-properties/>
    </style:style>
    <style:style style:family="text" style:name="T361">
      <style:text-properties fo:color="#000000" fo:font-family="Calibri" style:font-family-asian="Times New Roman" fo:font-size="12pt"/>
    </style:style>
    <style:style style:family="text" style:name="T362">
      <style:text-properties fo:color="#000000" fo:font-family="Calibri" style:font-family-asian="Times New Roman" fo:font-size="12pt"/>
    </style:style>
    <style:style style:family="table" style:name="ta3">
      <style:paragraph-properties/>
      <style:table-properties style:width="17.25cm" fo:margin-left="0cm" table:align="left" style:use-optimal-column-width="true"/>
    </style:style>
    <style:style style:family="table-column" style:name="co7">
      <style:table-column-properties style:column-width="4.311cm" style:use-optimal-column-width="true"/>
    </style:style>
    <style:style style:family="table-column" style:name="co8">
      <style:table-column-properties style:column-width="4.311cm" style:use-optimal-column-width="true"/>
    </style:style>
    <style:style style:family="table-column" style:name="co9">
      <style:table-column-properties style:column-width="4.313cm" style:use-optimal-column-width="true"/>
    </style:style>
    <style:style style:family="table-column" style:name="co10">
      <style:table-column-properties style:column-width="4.313cm" style:use-optimal-column-width="true"/>
    </style:style>
    <style:style style:family="table-row" style:name="ro5">
      <style:table-row-properties/>
    </style:style>
    <style:style style:family="table-cell" style:name="ce15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08">
      <style:text-properties/>
      <style:paragraph-properties/>
    </style:style>
    <style:style style:family="text" style:name="T363">
      <style:text-properties fo:font-family="Calibri" style:font-family-asian="Times New Roman" fo:font-size="12pt" fo:font-style="italic" fo:font-weight="bold"/>
    </style:style>
    <style:style style:family="text" style:name="T364">
      <style:text-properties fo:font-family="Calibri" fo:font-size="12pt" fo:font-style="italic"/>
    </style:style>
    <style:style style:family="table-cell" style:name="ce16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09">
      <style:text-properties/>
      <style:paragraph-properties/>
    </style:style>
    <style:style style:family="text" style:name="T365">
      <style:text-properties fo:font-family="Calibri" style:font-family-asian="Times New Roman" fo:font-size="12pt" fo:font-style="italic" fo:font-weight="bold"/>
    </style:style>
    <style:style style:family="text" style:name="T366">
      <style:text-properties fo:font-family="Calibri" fo:font-size="12pt" fo:font-style="italic"/>
    </style:style>
    <style:style style:family="table-cell" style:name="ce17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10">
      <style:text-properties/>
      <style:paragraph-properties/>
    </style:style>
    <style:style style:family="text" style:name="T367">
      <style:text-properties fo:font-family="Calibri" style:font-family-asian="Times New Roman" fo:font-size="12pt" fo:font-style="italic" fo:font-weight="bold"/>
    </style:style>
    <style:style style:family="text" style:name="T368">
      <style:text-properties fo:font-family="Calibri" fo:font-size="12pt" fo:font-style="italic"/>
    </style:style>
    <style:style style:family="table-cell" style:name="ce18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11">
      <style:text-properties/>
      <style:paragraph-properties/>
    </style:style>
    <style:style style:family="text" style:name="T369">
      <style:text-properties fo:font-family="Calibri" style:font-family-asian="Times New Roman" fo:font-size="12pt" fo:font-style="italic" fo:font-weight="bold"/>
    </style:style>
    <style:style style:family="text" style:name="T370">
      <style:text-properties fo:font-family="Calibri" fo:font-size="12pt" fo:font-style="italic"/>
    </style:style>
    <style:style style:family="table-row" style:name="ro6">
      <style:table-row-properties/>
    </style:style>
    <style:style style:family="table-cell" style:name="ce19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12">
      <style:text-properties/>
      <style:paragraph-properties/>
    </style:style>
    <style:style style:family="text" style:name="T371">
      <style:text-properties fo:color="#808080" fo:font-family="Calibri" style:font-family-asian="Times New Roman" fo:font-size="12pt"/>
    </style:style>
    <style:style style:parent-style-name="383" style:family="paragraph" style:name="P213">
      <style:text-properties/>
      <style:paragraph-properties/>
    </style:style>
    <style:style style:family="text" style:name="T372">
      <style:text-properties fo:color="#808080" fo:font-family="Calibri" style:font-family-asian="Times New Roman" fo:font-size="12pt"/>
    </style:style>
    <style:style style:family="text" style:name="T373">
      <style:text-properties fo:font-family="Calibri" fo:font-size="12pt" fo:font-style="italic"/>
    </style:style>
    <style:style style:family="table-cell" style:name="ce20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14">
      <style:text-properties/>
      <style:paragraph-properties/>
    </style:style>
    <style:style style:family="text" style:name="T374">
      <style:text-properties fo:color="#808080" fo:font-family="Calibri" style:font-family-asian="Times New Roman" fo:font-size="12pt"/>
    </style:style>
    <style:style style:parent-style-name="383" style:family="paragraph" style:name="P215">
      <style:text-properties/>
      <style:paragraph-properties/>
    </style:style>
    <style:style style:family="text" style:name="T375">
      <style:text-properties fo:color="#808080" fo:font-family="Calibri" style:font-family-asian="Times New Roman" fo:font-size="12pt"/>
    </style:style>
    <style:style style:family="text" style:name="T376">
      <style:text-properties fo:font-family="Calibri" fo:font-size="12pt" fo:font-style="italic"/>
    </style:style>
    <style:style style:family="table-cell" style:name="ce21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16">
      <style:text-properties/>
      <style:paragraph-properties/>
    </style:style>
    <style:style style:family="text" style:name="T377">
      <style:text-properties fo:color="#808080" fo:font-family="Calibri" style:font-family-asian="Times New Roman" fo:font-size="12pt"/>
    </style:style>
    <style:style style:parent-style-name="383" style:family="paragraph" style:name="P217">
      <style:text-properties/>
      <style:paragraph-properties/>
    </style:style>
    <style:style style:family="text" style:name="T378">
      <style:text-properties fo:color="#808080" fo:font-family="Calibri" style:font-family-asian="Times New Roman" fo:font-size="12pt"/>
    </style:style>
    <style:style style:family="text" style:name="T379">
      <style:text-properties fo:font-family="Calibri" fo:font-size="12pt" fo:font-style="italic"/>
    </style:style>
    <style:style style:family="table-cell" style:name="ce22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18">
      <style:text-properties/>
      <style:paragraph-properties/>
    </style:style>
    <style:style style:family="text" style:name="T380">
      <style:text-properties fo:color="#808080" fo:font-family="Calibri" style:font-family-asian="Times New Roman" fo:font-size="12pt"/>
    </style:style>
    <style:style style:parent-style-name="383" style:family="paragraph" style:name="P219">
      <style:text-properties/>
      <style:paragraph-properties/>
    </style:style>
    <style:style style:family="text" style:name="T381">
      <style:text-properties fo:color="#808080" fo:font-family="Calibri" style:font-family-asian="Times New Roman" fo:font-size="12pt"/>
    </style:style>
    <style:style style:family="text" style:name="T382">
      <style:text-properties fo:font-family="Calibri" fo:font-size="12pt" fo:font-style="italic"/>
    </style:style>
    <style:style style:family="table-row" style:name="ro7">
      <style:table-row-properties/>
    </style:style>
    <style:style style:family="table-cell" style:name="ce23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20">
      <style:text-properties/>
      <style:paragraph-properties/>
    </style:style>
    <style:style style:family="text" style:name="T383">
      <style:text-properties fo:color="#808080" fo:font-family="Calibri" style:font-family-asian="Times New Roman" fo:font-size="12pt"/>
    </style:style>
    <style:style style:parent-style-name="383" style:family="paragraph" style:name="P221">
      <style:text-properties/>
      <style:paragraph-properties/>
    </style:style>
    <style:style style:family="text" style:name="T384">
      <style:text-properties fo:color="#808080" fo:font-family="Calibri" style:font-family-asian="Times New Roman" fo:font-size="12pt"/>
    </style:style>
    <style:style style:family="text" style:name="T385">
      <style:text-properties fo:font-family="Calibri" fo:font-size="12pt" fo:font-style="italic"/>
    </style:style>
    <style:style style:family="table-cell" style:name="ce24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22">
      <style:text-properties/>
      <style:paragraph-properties/>
    </style:style>
    <style:style style:family="text" style:name="T386">
      <style:text-properties fo:color="#808080" fo:font-family="Calibri" style:font-family-asian="Times New Roman" fo:font-size="12pt"/>
    </style:style>
    <style:style style:parent-style-name="383" style:family="paragraph" style:name="P223">
      <style:text-properties/>
      <style:paragraph-properties/>
    </style:style>
    <style:style style:family="text" style:name="T387">
      <style:text-properties fo:color="#808080" fo:font-family="Calibri" style:font-family-asian="Times New Roman" fo:font-size="12pt"/>
    </style:style>
    <style:style style:family="text" style:name="T388">
      <style:text-properties fo:font-family="Calibri" fo:font-size="12pt" fo:font-style="italic"/>
    </style:style>
    <style:style style:family="table-cell" style:name="ce25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24">
      <style:text-properties/>
      <style:paragraph-properties/>
    </style:style>
    <style:style style:family="text" style:name="T389">
      <style:text-properties fo:color="#808080" fo:font-family="Calibri" style:font-family-asian="Times New Roman" fo:font-size="12pt"/>
    </style:style>
    <style:style style:parent-style-name="383" style:family="paragraph" style:name="P225">
      <style:text-properties/>
      <style:paragraph-properties/>
    </style:style>
    <style:style style:family="text" style:name="T390">
      <style:text-properties fo:color="#808080" fo:font-family="Calibri" style:font-family-asian="Times New Roman" fo:font-size="12pt"/>
    </style:style>
    <style:style style:family="text" style:name="T391">
      <style:text-properties fo:font-family="Calibri" fo:font-size="12pt" fo:font-style="italic"/>
    </style:style>
    <style:style style:family="table-cell" style:name="ce26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26">
      <style:text-properties/>
      <style:paragraph-properties/>
    </style:style>
    <style:style style:family="text" style:name="T392">
      <style:text-properties fo:color="#808080" fo:font-family="Calibri" style:font-family-asian="Times New Roman" fo:font-size="12pt"/>
    </style:style>
    <style:style style:parent-style-name="383" style:family="paragraph" style:name="P227">
      <style:text-properties/>
      <style:paragraph-properties/>
    </style:style>
    <style:style style:family="text" style:name="T393">
      <style:text-properties fo:color="#808080" fo:font-family="Calibri" style:font-family-asian="Times New Roman" fo:font-size="12pt"/>
    </style:style>
    <style:style style:family="text" style:name="T394">
      <style:text-properties fo:font-family="Calibri" fo:font-size="12pt" fo:font-style="italic"/>
    </style:style>
    <style:style style:family="table-row" style:name="ro8">
      <style:table-row-properties/>
    </style:style>
    <style:style style:family="table-cell" style:name="ce27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28">
      <style:text-properties/>
      <style:paragraph-properties/>
    </style:style>
    <style:style style:family="text" style:name="T395">
      <style:text-properties fo:color="#808080" fo:font-family="Calibri" style:font-family-asian="Times New Roman" fo:font-size="12pt"/>
    </style:style>
    <style:style style:parent-style-name="383" style:family="paragraph" style:name="P229">
      <style:text-properties/>
      <style:paragraph-properties/>
    </style:style>
    <style:style style:family="text" style:name="T396">
      <style:text-properties fo:color="#808080" fo:font-family="Calibri" style:font-family-asian="Times New Roman" fo:font-size="12pt"/>
    </style:style>
    <style:style style:family="text" style:name="T397">
      <style:text-properties fo:font-family="Calibri" fo:font-size="12pt" fo:font-style="italic"/>
    </style:style>
    <style:style style:family="table-cell" style:name="ce28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30">
      <style:text-properties/>
      <style:paragraph-properties/>
    </style:style>
    <style:style style:family="text" style:name="T398">
      <style:text-properties fo:color="#808080" fo:font-family="Calibri" style:font-family-asian="Times New Roman" fo:font-size="12pt"/>
    </style:style>
    <style:style style:parent-style-name="383" style:family="paragraph" style:name="P231">
      <style:text-properties/>
      <style:paragraph-properties/>
    </style:style>
    <style:style style:family="text" style:name="T399">
      <style:text-properties fo:color="#808080" fo:font-family="Calibri" style:font-family-asian="Times New Roman" fo:font-size="12pt"/>
    </style:style>
    <style:style style:family="text" style:name="T400">
      <style:text-properties fo:font-family="Calibri" fo:font-size="12pt" fo:font-style="italic"/>
    </style:style>
    <style:style style:family="table-cell" style:name="ce29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32">
      <style:text-properties/>
      <style:paragraph-properties/>
    </style:style>
    <style:style style:family="text" style:name="T401">
      <style:text-properties fo:color="#808080" fo:font-family="Calibri" style:font-family-asian="Times New Roman" fo:font-size="12pt"/>
    </style:style>
    <style:style style:parent-style-name="383" style:family="paragraph" style:name="P233">
      <style:text-properties/>
      <style:paragraph-properties/>
    </style:style>
    <style:style style:family="text" style:name="T402">
      <style:text-properties fo:color="#808080" fo:font-family="Calibri" style:font-family-asian="Times New Roman" fo:font-size="12pt"/>
    </style:style>
    <style:style style:family="text" style:name="T403">
      <style:text-properties fo:font-family="Calibri" fo:font-size="12pt" fo:font-style="italic"/>
    </style:style>
    <style:style style:family="table-cell" style:name="ce30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34">
      <style:text-properties/>
      <style:paragraph-properties/>
    </style:style>
    <style:style style:family="text" style:name="T404">
      <style:text-properties fo:color="#808080" fo:font-family="Calibri" style:font-family-asian="Times New Roman" fo:font-size="12pt"/>
    </style:style>
    <style:style style:parent-style-name="383" style:family="paragraph" style:name="P235">
      <style:text-properties/>
      <style:paragraph-properties/>
    </style:style>
    <style:style style:family="text" style:name="T405">
      <style:text-properties fo:color="#808080" fo:font-family="Calibri" style:font-family-asian="Times New Roman" fo:font-size="12pt"/>
    </style:style>
    <style:style style:family="text" style:name="T406">
      <style:text-properties fo:font-family="Calibri" fo:font-size="12pt" fo:font-style="italic"/>
    </style:style>
    <style:style style:family="table-row" style:name="ro9">
      <style:table-row-properties/>
    </style:style>
    <style:style style:family="table-cell" style:name="ce31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36">
      <style:text-properties/>
      <style:paragraph-properties/>
    </style:style>
    <style:style style:family="text" style:name="T407">
      <style:text-properties fo:color="#808080" fo:font-family="Calibri" style:font-family-asian="Times New Roman" fo:font-size="12pt"/>
    </style:style>
    <style:style style:parent-style-name="383" style:family="paragraph" style:name="P237">
      <style:text-properties/>
      <style:paragraph-properties/>
    </style:style>
    <style:style style:family="text" style:name="T408">
      <style:text-properties fo:color="#808080" fo:font-family="Calibri" style:font-family-asian="Times New Roman" fo:font-size="12pt"/>
    </style:style>
    <style:style style:family="text" style:name="T409">
      <style:text-properties fo:font-family="Calibri" fo:font-size="12pt" fo:font-style="italic"/>
    </style:style>
    <style:style style:family="table-cell" style:name="ce32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38">
      <style:text-properties/>
      <style:paragraph-properties/>
    </style:style>
    <style:style style:family="text" style:name="T410">
      <style:text-properties fo:color="#808080" fo:font-family="Calibri" style:font-family-asian="Times New Roman" fo:font-size="12pt"/>
    </style:style>
    <style:style style:parent-style-name="383" style:family="paragraph" style:name="P239">
      <style:text-properties/>
      <style:paragraph-properties/>
    </style:style>
    <style:style style:family="text" style:name="T411">
      <style:text-properties fo:color="#808080" fo:font-family="Calibri" style:font-family-asian="Times New Roman" fo:font-size="12pt"/>
    </style:style>
    <style:style style:family="text" style:name="T412">
      <style:text-properties fo:font-family="Calibri" fo:font-size="12pt" fo:font-style="italic"/>
    </style:style>
    <style:style style:family="table-cell" style:name="ce33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40">
      <style:text-properties/>
      <style:paragraph-properties/>
    </style:style>
    <style:style style:family="text" style:name="T413">
      <style:text-properties fo:color="#808080" fo:font-family="Calibri" style:font-family-asian="Times New Roman" fo:font-size="12pt"/>
    </style:style>
    <style:style style:parent-style-name="383" style:family="paragraph" style:name="P241">
      <style:text-properties/>
      <style:paragraph-properties/>
    </style:style>
    <style:style style:family="text" style:name="T414">
      <style:text-properties fo:color="#808080" fo:font-family="Calibri" style:font-family-asian="Times New Roman" fo:font-size="12pt"/>
    </style:style>
    <style:style style:family="text" style:name="T415">
      <style:text-properties fo:font-family="Calibri" fo:font-size="12pt" fo:font-style="italic"/>
    </style:style>
    <style:style style:family="table-cell" style:name="ce34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42">
      <style:text-properties/>
      <style:paragraph-properties/>
    </style:style>
    <style:style style:family="text" style:name="T416">
      <style:text-properties fo:color="#808080" fo:font-family="Calibri" style:font-family-asian="Times New Roman" fo:font-size="12pt"/>
    </style:style>
    <style:style style:parent-style-name="383" style:family="paragraph" style:name="P243">
      <style:text-properties/>
      <style:paragraph-properties/>
    </style:style>
    <style:style style:family="text" style:name="T417">
      <style:text-properties fo:color="#808080" fo:font-family="Calibri" style:font-family-asian="Times New Roman" fo:font-size="12pt"/>
    </style:style>
    <style:style style:family="text" style:name="T418">
      <style:text-properties fo:font-family="Calibri" fo:font-size="12pt" fo:font-style="italic"/>
    </style:style>
    <style:style style:family="table-row" style:name="ro10">
      <style:table-row-properties/>
    </style:style>
    <style:style style:family="table-cell" style:name="ce35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44">
      <style:text-properties/>
      <style:paragraph-properties/>
    </style:style>
    <style:style style:family="text" style:name="T419">
      <style:text-properties fo:color="#808080" fo:font-family="Calibri" style:font-family-asian="Times New Roman" fo:font-size="12pt"/>
    </style:style>
    <style:style style:parent-style-name="383" style:family="paragraph" style:name="P245">
      <style:text-properties/>
      <style:paragraph-properties/>
    </style:style>
    <style:style style:family="text" style:name="T420">
      <style:text-properties fo:color="#808080" fo:font-family="Calibri" style:font-family-asian="Times New Roman" fo:font-size="12pt"/>
    </style:style>
    <style:style style:family="text" style:name="T421">
      <style:text-properties fo:font-family="Calibri" fo:font-size="12pt" fo:font-style="italic"/>
    </style:style>
    <style:style style:family="table-cell" style:name="ce36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46">
      <style:text-properties/>
      <style:paragraph-properties/>
    </style:style>
    <style:style style:family="text" style:name="T422">
      <style:text-properties fo:color="#808080" fo:font-family="Calibri" style:font-family-asian="Times New Roman" fo:font-size="12pt"/>
    </style:style>
    <style:style style:parent-style-name="383" style:family="paragraph" style:name="P247">
      <style:text-properties/>
      <style:paragraph-properties/>
    </style:style>
    <style:style style:family="text" style:name="T423">
      <style:text-properties fo:color="#808080" fo:font-family="Calibri" style:font-family-asian="Times New Roman" fo:font-size="12pt"/>
    </style:style>
    <style:style style:family="text" style:name="T424">
      <style:text-properties fo:font-family="Calibri" fo:font-size="12pt" fo:font-style="italic"/>
    </style:style>
    <style:style style:family="table-cell" style:name="ce37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48">
      <style:text-properties/>
      <style:paragraph-properties/>
    </style:style>
    <style:style style:family="text" style:name="T425">
      <style:text-properties fo:color="#808080" fo:font-family="Calibri" style:font-family-asian="Times New Roman" fo:font-size="12pt"/>
    </style:style>
    <style:style style:parent-style-name="383" style:family="paragraph" style:name="P249">
      <style:text-properties/>
      <style:paragraph-properties/>
    </style:style>
    <style:style style:family="text" style:name="T426">
      <style:text-properties fo:color="#808080" fo:font-family="Calibri" style:font-family-asian="Times New Roman" fo:font-size="12pt"/>
    </style:style>
    <style:style style:family="text" style:name="T427">
      <style:text-properties fo:font-family="Calibri" fo:font-size="12pt" fo:font-style="italic"/>
    </style:style>
    <style:style style:family="table-cell" style:name="ce38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50">
      <style:text-properties/>
      <style:paragraph-properties/>
    </style:style>
    <style:style style:family="text" style:name="T428">
      <style:text-properties fo:color="#808080" fo:font-family="Calibri" style:font-family-asian="Times New Roman" fo:font-size="12pt"/>
    </style:style>
    <style:style style:parent-style-name="383" style:family="paragraph" style:name="P251">
      <style:text-properties/>
      <style:paragraph-properties/>
    </style:style>
    <style:style style:family="text" style:name="T429">
      <style:text-properties fo:color="#808080" fo:font-family="Calibri" style:font-family-asian="Times New Roman" fo:font-size="12pt"/>
    </style:style>
    <style:style style:family="text" style:name="T430">
      <style:text-properties fo:font-family="Calibri" fo:font-size="12pt" fo:font-style="italic"/>
    </style:style>
    <style:style style:family="table-row" style:name="ro11">
      <style:table-row-properties/>
    </style:style>
    <style:style style:family="table-cell" style:name="ce39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52">
      <style:text-properties/>
      <style:paragraph-properties/>
    </style:style>
    <style:style style:family="text" style:name="T431">
      <style:text-properties fo:color="#808080" fo:font-family="Calibri" style:font-family-asian="Times New Roman" fo:font-size="12pt"/>
    </style:style>
    <style:style style:parent-style-name="383" style:family="paragraph" style:name="P253">
      <style:text-properties/>
      <style:paragraph-properties/>
    </style:style>
    <style:style style:family="text" style:name="T432">
      <style:text-properties fo:color="#808080" fo:font-family="Calibri" style:font-family-asian="Times New Roman" fo:font-size="12pt"/>
    </style:style>
    <style:style style:family="text" style:name="T433">
      <style:text-properties fo:font-family="Calibri" fo:font-size="12pt" fo:font-style="italic"/>
    </style:style>
    <style:style style:family="table-cell" style:name="ce40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54">
      <style:text-properties/>
      <style:paragraph-properties/>
    </style:style>
    <style:style style:family="text" style:name="T434">
      <style:text-properties fo:color="#808080" fo:font-family="Calibri" style:font-family-asian="Times New Roman" fo:font-size="12pt"/>
    </style:style>
    <style:style style:parent-style-name="383" style:family="paragraph" style:name="P255">
      <style:text-properties/>
      <style:paragraph-properties/>
    </style:style>
    <style:style style:family="text" style:name="T435">
      <style:text-properties fo:color="#808080" fo:font-family="Calibri" style:font-family-asian="Times New Roman" fo:font-size="12pt"/>
    </style:style>
    <style:style style:family="text" style:name="T436">
      <style:text-properties fo:font-family="Calibri" fo:font-size="12pt" fo:font-style="italic"/>
    </style:style>
    <style:style style:family="table-cell" style:name="ce41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56">
      <style:text-properties/>
      <style:paragraph-properties/>
    </style:style>
    <style:style style:family="text" style:name="T437">
      <style:text-properties fo:color="#808080" fo:font-family="Calibri" style:font-family-asian="Times New Roman" fo:font-size="12pt"/>
    </style:style>
    <style:style style:parent-style-name="383" style:family="paragraph" style:name="P257">
      <style:text-properties/>
      <style:paragraph-properties/>
    </style:style>
    <style:style style:family="text" style:name="T438">
      <style:text-properties fo:color="#808080" fo:font-family="Calibri" style:font-family-asian="Times New Roman" fo:font-size="12pt"/>
    </style:style>
    <style:style style:family="text" style:name="T439">
      <style:text-properties fo:font-family="Calibri" fo:font-size="12pt" fo:font-style="italic"/>
    </style:style>
    <style:style style:family="table-cell" style:name="ce42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58">
      <style:text-properties/>
      <style:paragraph-properties/>
    </style:style>
    <style:style style:family="text" style:name="T440">
      <style:text-properties fo:color="#808080" fo:font-family="Calibri" style:font-family-asian="Times New Roman" fo:font-size="12pt"/>
    </style:style>
    <style:style style:parent-style-name="383" style:family="paragraph" style:name="P259">
      <style:text-properties/>
      <style:paragraph-properties/>
    </style:style>
    <style:style style:family="text" style:name="T441">
      <style:text-properties fo:color="#808080" fo:font-family="Calibri" style:font-family-asian="Times New Roman" fo:font-size="12pt"/>
    </style:style>
    <style:style style:family="text" style:name="T442">
      <style:text-properties fo:font-family="Calibri" fo:font-size="12pt" fo:font-style="italic"/>
    </style:style>
    <style:style style:family="table-row" style:name="ro12">
      <style:table-row-properties/>
    </style:style>
    <style:style style:family="table-cell" style:name="ce43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60">
      <style:text-properties/>
      <style:paragraph-properties/>
    </style:style>
    <style:style style:family="text" style:name="T443">
      <style:text-properties fo:color="#808080" fo:font-family="Calibri" style:font-family-asian="Times New Roman" fo:font-size="12pt"/>
    </style:style>
    <style:style style:parent-style-name="383" style:family="paragraph" style:name="P261">
      <style:text-properties/>
      <style:paragraph-properties/>
    </style:style>
    <style:style style:family="text" style:name="T444">
      <style:text-properties fo:color="#808080" fo:font-family="Calibri" style:font-family-asian="Times New Roman" fo:font-size="12pt"/>
    </style:style>
    <style:style style:family="text" style:name="T445">
      <style:text-properties fo:font-family="Calibri" fo:font-size="12pt" fo:font-style="italic"/>
    </style:style>
    <style:style style:family="table-cell" style:name="ce44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62">
      <style:text-properties/>
      <style:paragraph-properties/>
    </style:style>
    <style:style style:family="text" style:name="T446">
      <style:text-properties fo:color="#808080" fo:font-family="Calibri" style:font-family-asian="Times New Roman" fo:font-size="12pt"/>
    </style:style>
    <style:style style:parent-style-name="383" style:family="paragraph" style:name="P263">
      <style:text-properties/>
      <style:paragraph-properties/>
    </style:style>
    <style:style style:family="text" style:name="T447">
      <style:text-properties fo:color="#808080" fo:font-family="Calibri" style:font-family-asian="Times New Roman" fo:font-size="12pt"/>
    </style:style>
    <style:style style:family="text" style:name="T448">
      <style:text-properties fo:font-family="Calibri" fo:font-size="12pt" fo:font-style="italic"/>
    </style:style>
    <style:style style:family="table-cell" style:name="ce45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64">
      <style:text-properties/>
      <style:paragraph-properties/>
    </style:style>
    <style:style style:family="text" style:name="T449">
      <style:text-properties fo:color="#808080" fo:font-family="Calibri" style:font-family-asian="Times New Roman" fo:font-size="12pt"/>
    </style:style>
    <style:style style:parent-style-name="383" style:family="paragraph" style:name="P265">
      <style:text-properties/>
      <style:paragraph-properties/>
    </style:style>
    <style:style style:family="text" style:name="T450">
      <style:text-properties fo:color="#808080" fo:font-family="Calibri" style:font-family-asian="Times New Roman" fo:font-size="12pt"/>
    </style:style>
    <style:style style:family="text" style:name="T451">
      <style:text-properties fo:font-family="Calibri" fo:font-size="12pt" fo:font-style="italic"/>
    </style:style>
    <style:style style:family="table-cell" style:name="ce46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66">
      <style:text-properties/>
      <style:paragraph-properties/>
    </style:style>
    <style:style style:family="text" style:name="T452">
      <style:text-properties fo:color="#808080" fo:font-family="Calibri" style:font-family-asian="Times New Roman" fo:font-size="12pt"/>
    </style:style>
    <style:style style:parent-style-name="383" style:family="paragraph" style:name="P267">
      <style:text-properties/>
      <style:paragraph-properties/>
    </style:style>
    <style:style style:family="text" style:name="T453">
      <style:text-properties fo:color="#808080" fo:font-family="Calibri" style:font-family-asian="Times New Roman" fo:font-size="12pt"/>
    </style:style>
    <style:style style:family="text" style:name="T454">
      <style:text-properties fo:font-family="Calibri" fo:font-size="12pt" fo:font-style="italic"/>
    </style:style>
    <style:style style:family="table-row" style:name="ro13">
      <style:table-row-properties/>
    </style:style>
    <style:style style:family="table-cell" style:name="ce47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68">
      <style:text-properties/>
      <style:paragraph-properties/>
    </style:style>
    <style:style style:family="text" style:name="T455">
      <style:text-properties fo:color="#808080" fo:font-family="Calibri" style:font-family-asian="Times New Roman" fo:font-size="12pt"/>
    </style:style>
    <style:style style:parent-style-name="383" style:family="paragraph" style:name="P269">
      <style:text-properties/>
      <style:paragraph-properties/>
    </style:style>
    <style:style style:family="text" style:name="T456">
      <style:text-properties fo:color="#808080" fo:font-family="Calibri" style:font-family-asian="Times New Roman" fo:font-size="12pt"/>
    </style:style>
    <style:style style:family="text" style:name="T457">
      <style:text-properties fo:font-family="Calibri" fo:font-size="12pt" fo:font-style="italic"/>
    </style:style>
    <style:style style:family="table-cell" style:name="ce48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70">
      <style:text-properties/>
      <style:paragraph-properties/>
    </style:style>
    <style:style style:family="text" style:name="T458">
      <style:text-properties fo:color="#808080" fo:font-family="Calibri" style:font-family-asian="Times New Roman" fo:font-size="12pt"/>
    </style:style>
    <style:style style:parent-style-name="383" style:family="paragraph" style:name="P271">
      <style:text-properties/>
      <style:paragraph-properties/>
    </style:style>
    <style:style style:family="text" style:name="T459">
      <style:text-properties fo:color="#808080" fo:font-family="Calibri" style:font-family-asian="Times New Roman" fo:font-size="12pt"/>
    </style:style>
    <style:style style:family="text" style:name="T460">
      <style:text-properties fo:font-family="Calibri" fo:font-size="12pt" fo:font-style="italic"/>
    </style:style>
    <style:style style:family="table-cell" style:name="ce49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72">
      <style:text-properties/>
      <style:paragraph-properties/>
    </style:style>
    <style:style style:family="text" style:name="T461">
      <style:text-properties fo:color="#808080" fo:font-family="Calibri" style:font-family-asian="Times New Roman" fo:font-size="12pt"/>
    </style:style>
    <style:style style:parent-style-name="383" style:family="paragraph" style:name="P273">
      <style:text-properties/>
      <style:paragraph-properties/>
    </style:style>
    <style:style style:family="text" style:name="T462">
      <style:text-properties fo:color="#808080" fo:font-family="Calibri" style:font-family-asian="Times New Roman" fo:font-size="12pt"/>
    </style:style>
    <style:style style:family="text" style:name="T463">
      <style:text-properties fo:font-family="Calibri" fo:font-size="12pt" fo:font-style="italic"/>
    </style:style>
    <style:style style:family="table-cell" style:name="ce50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74">
      <style:text-properties/>
      <style:paragraph-properties/>
    </style:style>
    <style:style style:family="text" style:name="T464">
      <style:text-properties fo:color="#808080" fo:font-family="Calibri" style:font-family-asian="Times New Roman" fo:font-size="12pt"/>
    </style:style>
    <style:style style:parent-style-name="383" style:family="paragraph" style:name="P275">
      <style:text-properties/>
      <style:paragraph-properties/>
    </style:style>
    <style:style style:family="text" style:name="T465">
      <style:text-properties fo:color="#808080" fo:font-family="Calibri" style:font-family-asian="Times New Roman" fo:font-size="12pt"/>
    </style:style>
    <style:style style:family="text" style:name="T466">
      <style:text-properties fo:font-family="Calibri" fo:font-size="12pt" fo:font-style="italic"/>
    </style:style>
    <style:style style:family="table-row" style:name="ro14">
      <style:table-row-properties/>
    </style:style>
    <style:style style:family="table-cell" style:name="ce51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76">
      <style:text-properties/>
      <style:paragraph-properties/>
    </style:style>
    <style:style style:family="text" style:name="T467">
      <style:text-properties fo:font-family="Calibri" fo:font-size="12pt" fo:font-style="italic"/>
    </style:style>
    <style:style style:family="table-cell" style:name="ce52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77">
      <style:text-properties/>
      <style:paragraph-properties/>
    </style:style>
    <style:style style:family="text" style:name="T468">
      <style:text-properties fo:font-family="Calibri" fo:font-size="12pt" fo:font-style="italic"/>
    </style:style>
    <style:style style:family="table-cell" style:name="ce53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78">
      <style:text-properties/>
      <style:paragraph-properties fo:text-align="right"/>
    </style:style>
    <style:style style:family="text" style:name="T469">
      <style:text-properties fo:font-family="Calibri" fo:font-size="12pt" fo:font-style="italic" fo:font-weight="bold"/>
    </style:style>
    <style:style style:family="table-cell" style:name="ce54">
      <style:text-properties/>
      <style:paragraph-properties/>
      <loext:graphic-properties/>
      <style:table-cell-properties style:vertical-align="top" style:direction="ltr" fo:border="0.01764cm solid #000000" fo:border-top="0.01764cm solid #000000" fo:border-bottom="0.01764cm solid #000000" fo:border-left="0.01764cm solid #000000" fo:border-right="0.01764cm solid #000000" fo:padding-top="0cm" fo:padding-bottom="0cm" fo:padding-left="0.1905cm" fo:padding-right="0.1905cm" fo:wrap-option="wrap"/>
    </style:style>
    <style:style style:parent-style-name="383" style:family="paragraph" style:name="P279">
      <style:text-properties/>
      <style:paragraph-properties/>
    </style:style>
    <style:style style:family="text" style:name="T470">
      <style:text-properties fo:color="#808080" fo:font-family="Calibri" style:font-family-asian="Times New Roman" fo:font-size="12pt"/>
    </style:style>
    <style:style style:parent-style-name="383" style:family="paragraph" style:name="P280">
      <style:text-properties/>
      <style:paragraph-properties/>
    </style:style>
    <style:style style:family="text" style:name="T471">
      <style:text-properties fo:color="#808080" fo:font-family="Calibri" style:font-family-asian="Times New Roman" fo:font-size="12pt"/>
    </style:style>
    <style:style style:family="text" style:name="T472">
      <style:text-properties fo:font-family="Calibri" fo:font-size="12pt" fo:font-style="italic"/>
    </style:style>
  </office:automatic-styles>
  <office:body>
    <office:text text:use-soft-page-breaks="true">
      <table:table table:style-name="ta1">
        <table:table-columns>
          <table:table-column table:style-name="co1"/>
          <table:table-column table:style-name="co2"/>
        </table:table-columns>
        <table:table-row table:style-name="ro1">
          <table:table-cell table:style-name="ce1">
            <text:p text:style-name="P38"><text:span text:style-name="T95"/><draw:frame draw:style-name="gr3" text:anchor-type="as-char" svg:width="7.458cm" svg:height="3.189cm" svg:x="0cm" svg:y="0cm"><draw:image xlink:href="Pictures/image1.emf" xlink:type="simple" xlink:show="embed" xlink:actuate="onLoad"/></draw:frame><text:span text:style-name="T96"/><text:span/></text:p>
          </table:table-cell>
          <table:table-cell table:style-name="ce2">
            <text:p text:style-name="P41"><text:span text:style-name="T97">FSDIE</text:span><text:span/></text:p>
            <text:p text:style-name="P42"><text:span text:style-name="T98">AIDE A L’ELABORATION DU BILANMORAL ET FINANCIER DE PROJET</text:span><text:span text:style-name="T99"/><text:span/></text:p>
          </table:table-cell>
        </table:table-row>
      </table:table>
      <text:p text:style-name="P43"><text:span text:style-name="T100"/><text:span/></text:p>
      <text:p text:style-name="P44"><text:span text:style-name="T101">Vous avez déposé un dossier de demande de subvention dans le cadre du FSDIE ;<text:s text:c="2"/>vous avez présenté votre événement devant la Commission d’Attribution du Fonds de Solidarité et Des Initiatives Etudiantes et, l’INU a soutenu financièrement votre projet. </text:span><text:span/></text:p>
      <text:p text:style-name="P45"><text:span text:style-name="T102">Afin de clôturer votre dossier et </text:span><text:span text:style-name="T103">conformément au règlement FSDIE, un compte-rendu de votre événement doit être transmis à l’adresse : </text:span><text:span text:style-name="T104">charline.marcos@univ-jfc.fr</text:span><text:span text:style-name="T105">. </text:span><text:span text:style-name="T106"/><text:span/></text:p>
      <text:p text:style-name="P46"><text:span text:style-name="T107">Il s’agit d’un bilan quantitatif et qualitatif atteignant </text:span><text:span text:style-name="T108">un minimum de 3 pages.</text:span><text:span text:style-name="T109"/><text:span/></text:p>
      <text:p text:style-name="P47"><text:span text:style-name="T110">Vous devez le transmettre dans les 3 mois maximum après la réalisation de votre événement.</text:span><text:span text:style-name="T111"/><text:span/></text:p>
      <text:p text:style-name="P48"><text:span text:style-name="T112">Ce compte-rendu d’événement doit faire apparaître : </text:span><text:span/></text:p>
      <text:list text:style-name="WWNum1" text:continue-numbering="true">
        <text:list-item>
          <text:p text:style-name="P49"><text:span text:style-name="T113">l’association porteuse du projet / nom du porteur de projet / coordonnées,</text:span><text:span/></text:p>
        </text:list-item>
        <text:list-item>
          <text:p text:style-name="P50"><text:span text:style-name="T114">la date de réalisation de votre projet,</text:span><text:span/></text:p>
        </text:list-item>
        <text:list-item>
          <text:p text:style-name="P51"><text:span text:style-name="T115">la date de la commission FSDIE à laquelle vous avez présenté votre projet,</text:span><text:span/></text:p>
        </text:list-item>
        <text:list-item>
          <text:p text:style-name="P52"><text:span text:style-name="T116">le montant de l’aide attribuée / le montant de l’aide dépensée / les dépenses pour lesquelles l’aide a été utilisée</text:span><text:span/></text:p>
        </text:list-item>
        <text:list-item>
          <text:p text:style-name="P53"><text:span text:style-name="T117">un bilan financier de votre action (quelles dépenses, quelles recettes ?),</text:span><text:span/></text:p>
        </text:list-item>
        <text:list-item>
          <text:p text:style-name="P54"><text:span text:style-name="T118">éléments chiffrés (résultats d'une évaluation, nombre de personnes concernées par le projet,...)</text:span><text:span/></text:p>
        </text:list-item>
        <text:list-item>
          <text:p text:style-name="P55"><text:span text:style-name="T119">les objectifs : ont-ils été atteints ? Quel bilan faites-vous de votre action ? </text:span><text:span/></text:p>
        </text:list-item>
        <text:list-item>
          <text:p text:style-name="P56"><text:span text:style-name="T120">les actions de communication que vous avez menées pour faire connaître votre projet, </text:span><text:span/></text:p>
        </text:list-item>
        <text:list-item>
          <text:p text:style-name="P57"><text:span text:style-name="T121">les modes d’évaluation du projet que vous avez mis en place</text:span><text:span/></text:p>
        </text:list-item>
        <text:list-item>
          <text:p text:style-name="P58"><text:span text:style-name="T122">le calendrier/programme de votre événement</text:span><text:span/></text:p>
        </text:list-item>
      </text:list>
      <text:p text:style-name="P59"><text:span text:style-name="T123"/><text:span/></text:p>
      <text:p text:style-name="P60"><text:span text:style-name="T124">Des annexes doivent compléter ce bilan :</text:span><text:span text:style-name="T125"/><text:span/></text:p>
      <text:list text:style-name="WWNum6" text:continue-numbering="true">
        <text:list-item>
          <text:p text:style-name="P61"><text:span text:style-name="T126">photos et/ou vidéos de votre événement,</text:span><text:span/></text:p>
        </text:list-item>
        <text:list-item>
          <text:p text:style-name="P62"><text:span text:style-name="T127">documents de communication élaborés pour la visibilité de votre événement,</text:span><text:span/></text:p>
        </text:list-item>
        <text:list-item>
          <text:p text:style-name="P63"><text:span text:style-name="T128">articles parus pour faire connaître votre projet ou en rendre compte,</text:span><text:span/></text:p>
        </text:list-item>
        <text:list-item>
          <text:p text:style-name="P64"><text:span text:style-name="T129">Les factures de votre événement.</text:span><text:span/></text:p>
        </text:list-item>
      </text:list>
      <text:p text:style-name="P65"><text:span text:style-name="T130"/><text:span/></text:p>
      <text:p text:style-name="P66"><text:span text:style-name="T131">Vos contacts : </text:span><text:span/></text:p>
      <text:p text:style-name="P67"><text:span text:style-name="T132">Albi / Bâtiment Pascal.e Ambic</text:span><text:span/></text:p>
      <text:p text:style-name="P68"><text:span text:style-name="T133">Service communication culture : </text:span><text:span text:style-name="T134"/><text:span text:style-name="T135"/><text:span text:style-name="T136"/><text:a xlink:href="mailto:charline.marcos@univ-jfc.fr" xlink:type="simple"><text:span text:style-name="T137">charline.marcos@univ-jfc.fr</text:span><text:span text:style-name="T138"/></text:a><text:span text:style-name="T139"> ou AFEV : </text:span><text:span text:style-name="T140"/><text:span text:style-name="T141"/><text:span text:style-name="T142"/><text:a xlink:href="mailto:tessy.radaelli@afev.org" xlink:type="simple"><text:span text:style-name="T143">tessy.radaelli@afev.org</text:span><text:span text:style-name="T144"/></text:a><text:span text:style-name="T145"/><text:span/></text:p>
      <text:p text:style-name="P69"><text:span text:style-name="T146">Castres / Maison du campus</text:span><text:span/></text:p>
      <text:p text:style-name="P70"><text:span text:style-name="T147">Service vie étudiante : </text:span><text:span text:style-name="T148"/><text:span text:style-name="T149"/><text:span text:style-name="T150"/><text:a xlink:href="mailto:isis@univ-jfc.fr" xlink:type="simple"><text:span text:style-name="T151">isis@univ-jfc.fr</text:span><text:span text:style-name="T152"/></text:a><text:span text:style-name="T153"><text:s text:c="2"/>ou AFEV : </text:span><text:span text:style-name="T154"/><text:span text:style-name="T155"/><text:span text:style-name="T156"/><text:a xlink:href="mailto:emma.blaise@afev.org" xlink:type="simple"><text:span text:style-name="T157">emma.blaise@afev.org</text:span><text:span text:style-name="T158"/></text:a><text:span text:style-name="T159"><text:s/></text:span><text:span/></text:p>
      <text:p text:style-name="P71"><text:span text:style-name="T160">Rodez </text:span><text:span/></text:p>
      <text:p text:style-name="P72"><text:span text:style-name="T161">Service vie étudiante : </text:span><text:span text:style-name="T162"/><text:span text:style-name="T163"/><text:span text:style-name="T164"/><text:a xlink:href="mailto:vie-etudiante-rodez@univ-jfc.fr" xlink:type="simple"><text:span text:style-name="T165">vie-etudiante-rodez@univ-jfc.fr</text:span><text:span text:style-name="T166"/></text:a><text:span text:style-name="T167"> ou AFEV : </text:span><text:span text:style-name="T168"/><text:span text:style-name="T169"/><text:span text:style-name="T170"/><text:a xlink:href="mailto:amelie.carabasse@afev.org" xlink:type="simple"><text:span text:style-name="T171">amelie.carabasse@afev.org</text:span><text:span text:style-name="T172"/></text:a><text:span text:style-name="T173"><text:s/></text:span><text:span/></text:p>
      <text:p text:style-name="P73"><text:span text:style-name="T174">Ci-après, nous vous proposons une trame de compte-rendu</text:span><text:span text:style-name="T175"/><text:span/></text:p>
      <text:p text:style-name="P74"><text:span text:style-name="T176">(Également téléchargeable sur l’intranet à la rubrique vie associative)</text:span><text:span/></text:p>
      <text:p text:style-name="P75"><text:span text:style-name="T177"/><text:span/></text:p>
      <text:p text:style-name="P76"><text:span text:style-name="T178">Association </text:span><text:span text:style-name="T179">: </text:span><text:span text:style-name="T180"/><text:span/></text:p>
      <text:p text:style-name="P77"><text:span text:style-name="T181">Nom du porteur de projet FSDIE </text:span><text:span text:style-name="T182">: </text:span><text:span text:style-name="T183"/><text:span/></text:p>
      <text:p text:style-name="P78"><text:span text:style-name="T184">Coordonnées (mail et téléphone) </text:span><text:span text:style-name="T185">: </text:span><text:span text:style-name="T186"/><text:span/></text:p>
      <text:p text:style-name="P79"><text:span text:style-name="T187">Dates de réalisation de votre projet </text:span><text:span text:style-name="T188">: </text:span><text:span text:style-name="T189"/><text:span/></text:p>
      <text:p text:style-name="P80"><text:span text:style-name="T190">Lieu de réalisation de votre projet </text:span><text:span text:style-name="T191">:</text:span><text:span text:style-name="T192"/><text:span/></text:p>
      <text:p text:style-name="P81"><text:span text:style-name="T193">Intitulé du projet </text:span><text:span text:style-name="T194">: </text:span><text:span text:style-name="T195"/><text:span/></text:p>
      <text:p text:style-name="P82"><text:span text:style-name="T196">________________________________________________________________________________</text:span><text:span/></text:p>
      <text:p text:style-name="P83"><text:span text:style-name="T197">Date de la commission FSDIE </text:span><text:span text:style-name="T198">: </text:span><text:span text:style-name="T199"/><text:span/></text:p>
      <text:p text:style-name="P84"><text:span text:style-name="T200">Somme attribuée dans le cadre du FSDIE </text:span><text:span text:style-name="T201">: </text:span><text:span text:style-name="T202"/><text:span/></text:p>
      <text:p text:style-name="P85"><text:span text:style-name="T203">Somme FSDIE dépensée </text:span><text:span text:style-name="T204">: </text:span><text:span text:style-name="T205"/><text:span/></text:p>
      <text:p text:style-name="P86"><text:span text:style-name="T206">Intitulé des dépenses pour lesquelles l’aide FSDIE a été utilisée </text:span><text:span text:style-name="T207">:</text:span><text:span text:style-name="T208"/><text:span/></text:p>
      <text:p text:style-name="P87"><text:span text:style-name="T209">(Communication, transports...) </text:span><text:span text:style-name="T210">:</text:span><text:span text:style-name="T211"/><text:span/></text:p>
      <text:p text:style-name="P88"><text:span text:style-name="T212">Si toute la somme attribuée par le FSDIE n’a été utilisée, quel événement prévoyez-vous de faire ? </text:span><text:span text:style-name="T213">:</text:span><text:span text:style-name="T214"/><text:span/></text:p>
      <text:p text:style-name="P89"><text:span text:style-name="T215">________________________________________________________________________________</text:span><text:span/></text:p>
      <text:p text:style-name="P90"><text:span text:style-name="T216">BILAN MORAL</text:span><text:span text:style-name="T217"/><text:span/></text:p>
      <text:p text:style-name="P91"><text:span text:style-name="T218">RAPPEL DES OBJECTIFS :</text:span><text:span/></text:p>
      <text:p text:style-name="P92"><text:span text:style-name="T219">Rappelez les objectifs que vous vous étiez fixé. Ont-ils évolués ? Comment ? Pourquoi ?</text:span><text:span/></text:p>
      <text:p text:style-name="P93"><text:span text:style-name="T220">Cliquez ici pour taper du texte.</text:span><text:span/></text:p>
      <text:p text:style-name="P94"><text:span text:style-name="T221"/><text:span/></text:p>
      <text:p text:style-name="P95"><text:span text:style-name="T222"/><text:span/></text:p>
      <text:p text:style-name="P96"><text:span text:style-name="T223"/><text:span/></text:p>
      <text:p text:style-name="P97"><text:span text:style-name="T224"/><text:span/></text:p>
      <text:p text:style-name="P98"><text:span text:style-name="T225">BILAN DU DÉROULEMENT :</text:span><text:span/></text:p>
      <text:p text:style-name="P99"><text:span text:style-name="T226">Du montage du projet à la réalisation, comment s’est déroulée la préparation de votre action ? Quelles</text:span><text:span/></text:p>
      <text:p text:style-name="P100"><text:span text:style-name="T227">sont vos réussites d’organisation, de subvention ? Qu’est-ce qui vous a manqué pour réaliser certaines</text:span><text:span/></text:p>
      <text:p text:style-name="P101"><text:span text:style-name="T228">étapes (formation, budget, etc.) ? Comment s’est déroulée la communication ?</text:span><text:span/></text:p>
      <text:p text:style-name="P102"><text:span text:style-name="T229">Cliquez ici pour taper du texte.</text:span><text:span/></text:p>
      <text:p text:style-name="P103"><text:span text:style-name="T230"/><text:span/></text:p>
      <text:p text:style-name="P104"><text:span text:style-name="T231"/><text:span/></text:p>
      <text:p text:style-name="P105"><text:span text:style-name="T232"/><text:span/></text:p>
      <text:p text:style-name="P106"><text:span text:style-name="T233"/><text:span/></text:p>
      <text:p text:style-name="P107"><text:span text:style-name="T234">BILAN DE L’ACTION :</text:span><text:span/></text:p>
      <text:p text:style-name="P108"><text:span text:style-name="T235">Quel était le programme définitif ? Quel était le public touché (âge, nombre) ? Quelles sont les réussites ?</text:span><text:span/></text:p>
      <text:p text:style-name="P109"><text:span text:style-name="T236">Quels sont les points d’amélioration ?</text:span><text:span/></text:p>
      <text:p text:style-name="P110"><text:span text:style-name="T237">Cliquez ici pour taper du texte.</text:span><text:span/></text:p>
      <text:p text:style-name="P111"><text:span text:style-name="T238"/><text:span/></text:p>
      <text:p text:style-name="P112"><text:span text:style-name="T239"/><text:span/></text:p>
      <text:p text:style-name="P113"><text:span text:style-name="T240"/><text:span/></text:p>
      <text:p text:style-name="P114"><text:span text:style-name="T241">BILAN MORAL :</text:span><text:span/></text:p>
      <text:p text:style-name="P115"><text:span text:style-name="T242">Comment s’est déroulée l’action, qu’en retirez-vous ? Gestion des bénévoles, gestion du public accueilli, prise en compte du budget, respect de vos valeurs, gestion des partenaires, etc.</text:span><text:span/></text:p>
      <text:p text:style-name="P116"><text:span text:style-name="T243">Cliquez ici pour taper du texte.</text:span><text:span/></text:p>
      <text:p text:style-name="P117"><text:span text:style-name="T244"/><text:span/></text:p>
      <text:p text:style-name="P118"><text:span text:style-name="T245"/><text:span/></text:p>
      <text:p text:style-name="P119"><text:span text:style-name="T246"/><text:span/></text:p>
      <text:p text:style-name="P120"><text:span text:style-name="T247">RETOMBEES SUR L’UNIVERSITE DE FRANCHE-COMTE :</text:span><text:span/></text:p>
      <text:p text:style-name="P121"><text:span text:style-name="T248">Quelles ont été effectivement les retombées pour INU Champollion ?</text:span><text:span/></text:p>
      <text:p text:style-name="P122"><text:span text:style-name="T249">Cliquez ici pour taper du texte.</text:span><text:span/></text:p>
      <text:p text:style-name="P123"><text:span text:style-name="T250"/><text:span/></text:p>
      <text:p text:style-name="P124"><text:span text:style-name="T251"/><text:span/></text:p>
      <text:p text:style-name="P125"><text:span text:style-name="T252"/><text:span/></text:p>
      <text:p text:style-name="P126"><text:span text:style-name="T253">ELEMENTS D’EVALUATION DE L’ACTION :</text:span><text:span/></text:p>
      <text:p text:style-name="P127"><text:span text:style-name="T254">Avez-vous des éléments quantitatifs ou qualitatifs des participants portant sur l’action ? (questionnaires, </text:span><text:span text:style-name="T255">enquêtes, etc.)<text:line-break/></text:span><text:span text:style-name="T256">Cliquez ici pour taper du texte.</text:span><text:span/></text:p>
      <text:p text:style-name="P128"><text:span text:style-name="T257"/><text:span/></text:p>
      <text:p text:style-name="P129"><text:span text:style-name="T258"><text:soft-page-break/></text:span><text:span text:style-name="T259">BILAN FINANCIER</text:span><text:span text:style-name="T260"/><text:span/></text:p>
      <text:p text:style-name="P130"><text:span text:style-name="T261"/><text:span/></text:p>
      <text:p text:style-name="P131"><text:span text:style-name="T262">Coût global estimé du projet : </text:span><text:span text:style-name="T263">… </text:span><text:span text:style-name="T264">€</text:span><text:span/></text:p>
      <text:p text:style-name="P132"><text:span text:style-name="T265"/><text:span/></text:p>
      <text:p text:style-name="P133"><text:span text:style-name="T266">Montant de l’aide demandée à L’INU<text:s text:c="2"/>– FSDIE : </text:span><text:span text:style-name="T267">… </text:span><text:span text:style-name="T268">€</text:span><text:span/></text:p>
      <text:p text:style-name="P134"><text:span text:style-name="T269"/><text:span/></text:p>
      <text:p text:style-name="P135"><text:span text:style-name="T270">Le budget doit être appuyé des pièces justificatives (pièces comptables, factures, etc.) à hauteur </text:span><text:span text:style-name="T271">au minimum </text:span><text:span text:style-name="T272">de la subvention attribuée par le FSDIE, pour se faire </text:span><text:span text:style-name="T273">remplissez l’annexe 1</text:span><text:span text:style-name="T274">.</text:span><text:span/></text:p>
      <text:p text:style-name="P136"><text:span text:style-name="T275"/><text:span/></text:p>
      <table:table table:style-name="ta2">
        <table:table-columns>
          <table:table-column table:style-name="co3"/>
          <table:table-column table:style-name="co4"/>
          <table:table-column table:style-name="co5"/>
          <table:table-column table:style-name="co6"/>
        </table:table-columns>
        <table:table-row table:style-name="ro2" table:default-cell-style-name="ce3">
          <table:table-cell table:style-name="ce4" table:number-columns-spanned="2">
            <text:p text:style-name="P137"><text:span text:style-name="T276">Dépenses</text:span><text:span/></text:p>
          </table:table-cell>
          <table:covered-table-cell/>
          <table:table-cell table:style-name="ce5" table:number-columns-spanned="2">
            <text:p text:style-name="P138"><text:span text:style-name="T277">Recettes</text:span><text:span/></text:p>
          </table:table-cell>
          <table:covered-table-cell/>
        </table:table-row>
        <table:table-row table:style-name="ro3" table:default-cell-style-name="ce3">
          <table:table-cell table:style-name="ce6">
            <text:p text:style-name="P139"><text:span text:style-name="T278">ACTION</text:span><text:span/></text:p>
            <text:p text:style-name="P140"><text:span text:style-name="T279">Cliquez ici pour taper du</text:span><text:span/></text:p>
            <text:p text:style-name="P141"><text:span text:style-name="T280">texte.</text:span><text:span/></text:p>
            <text:p text:style-name="P142"><text:span text:style-name="T281"/><text:span/></text:p>
            <text:p text:style-name="P143"><text:span text:style-name="T282">COMMUNICATION</text:span><text:span/></text:p>
            <text:p text:style-name="P144"><text:span text:style-name="T283">Cliquez ici pour taper du</text:span><text:span/></text:p>
            <text:p text:style-name="P145"><text:span text:style-name="T284">texte.</text:span><text:span/></text:p>
            <text:p text:style-name="P146"><text:span text:style-name="T285"/><text:span/></text:p>
            <text:p text:style-name="P147"><text:span text:style-name="T286">FRAIS GENERAUX</text:span><text:span/></text:p>
            <text:p text:style-name="P148"><text:span text:style-name="T287">Cliquez ici pour taper du</text:span><text:span/></text:p>
            <text:p text:style-name="P149"><text:span text:style-name="T288">texte.</text:span><text:span/></text:p>
            <text:p text:style-name="P150"><text:span text:style-name="T289"/><text:span/></text:p>
            <text:p text:style-name="P151"><text:span text:style-name="T290">AUTRES</text:span><text:span/></text:p>
            <text:p text:style-name="P152"><text:span text:style-name="T291">Cliquez ici pour taper du</text:span><text:span/></text:p>
            <text:p text:style-name="P153"><text:span text:style-name="T292">texte.</text:span><text:span text:style-name="T293"/><text:span/></text:p>
          </table:table-cell>
          <table:table-cell table:style-name="ce7">
            <text:p text:style-name="P154"><text:span text:style-name="T294"/><text:span/></text:p>
            <text:p text:style-name="P155"><text:span text:style-name="T295">Cliquez ici pour taper du</text:span><text:span/></text:p>
            <text:p text:style-name="P156"><text:span text:style-name="T296">texte.</text:span><text:span/></text:p>
            <text:p text:style-name="P157"><text:span text:style-name="T297"/><text:span/></text:p>
            <text:p text:style-name="P158"><text:span text:style-name="T298"/><text:span/></text:p>
            <text:p text:style-name="P159"><text:span text:style-name="T299">Cliquez ici pour taper du</text:span><text:span/></text:p>
            <text:p text:style-name="P160"><text:span text:style-name="T300">texte.</text:span><text:span/></text:p>
            <text:p text:style-name="P161"><text:span text:style-name="T301"/><text:span/></text:p>
            <text:p text:style-name="P162"><text:span text:style-name="T302"/><text:span/></text:p>
            <text:p text:style-name="P163"><text:span text:style-name="T303">Cliquez ici pour taper du</text:span><text:span/></text:p>
            <text:p text:style-name="P164"><text:span text:style-name="T304">texte.</text:span><text:span/></text:p>
            <text:p text:style-name="P165"><text:span text:style-name="T305"/><text:span/></text:p>
            <text:p text:style-name="P166"><text:span text:style-name="T306"/><text:span/></text:p>
            <text:p text:style-name="P167"><text:span text:style-name="T307">Cliquez ici pour taper du</text:span><text:span/></text:p>
            <text:p text:style-name="P168"><text:span text:style-name="T308">texte.</text:span><text:span text:style-name="T309"/><text:span/></text:p>
          </table:table-cell>
          <table:table-cell table:style-name="ce8">
            <text:p text:style-name="P169"><text:span text:style-name="T310">AUTOFINANCEMENT</text:span><text:span/></text:p>
            <text:p text:style-name="P170"><text:span text:style-name="T311">Cliquez ici pour taper du</text:span><text:span/></text:p>
            <text:p text:style-name="P171"><text:span text:style-name="T312">texte.</text:span><text:span/></text:p>
            <text:p text:style-name="P172"><text:span text:style-name="T313"/><text:span/></text:p>
            <text:p text:style-name="P173"><text:span text:style-name="T314">SUBVENTIONS</text:span><text:span/></text:p>
            <text:p text:style-name="P174"><text:span text:style-name="T315">Cliquez ici pour taper du</text:span><text:span/></text:p>
            <text:p text:style-name="P175"><text:span text:style-name="T316">texte.</text:span><text:span/></text:p>
            <text:p text:style-name="P176"><text:span text:style-name="T317"/><text:span/></text:p>
            <text:p text:style-name="P177"><text:span text:style-name="T318">AUTRES</text:span><text:span/></text:p>
            <text:p text:style-name="P178"><text:span text:style-name="T319">(ex. aides en nature, mécénat, etc.)</text:span><text:span/></text:p>
            <text:p text:style-name="P179"><text:span text:style-name="T320">Cliquez ici pour taper du</text:span><text:span/></text:p>
            <text:p text:style-name="P180"><text:span text:style-name="T321">texte.</text:span><text:span text:style-name="T322"/><text:span/></text:p>
          </table:table-cell>
          <table:table-cell table:style-name="ce9">
            <text:p text:style-name="P181"><text:span text:style-name="T323"/><text:span/></text:p>
            <text:p text:style-name="P182"><text:span text:style-name="T324">Cliquez ici pour taper du</text:span><text:span/></text:p>
            <text:p text:style-name="P183"><text:span text:style-name="T325">texte.</text:span><text:span/></text:p>
            <text:p text:style-name="P184"><text:span text:style-name="T326"/><text:span/></text:p>
            <text:p text:style-name="P185"><text:span text:style-name="T327"/><text:span/></text:p>
            <text:p text:style-name="P186"><text:span text:style-name="T328">Cliquez ici pour taper du</text:span><text:span/></text:p>
            <text:p text:style-name="P187"><text:span text:style-name="T329">texte.</text:span><text:span/></text:p>
            <text:p text:style-name="P188"><text:span text:style-name="T330"/><text:span/></text:p>
            <text:p text:style-name="P189"><text:span text:style-name="T331"/><text:span/></text:p>
            <text:p text:style-name="P190"><text:span text:style-name="T332"/><text:span/></text:p>
            <text:p text:style-name="P191"><text:span text:style-name="T333"/><text:span/></text:p>
            <text:p text:style-name="P192"><text:span text:style-name="T334">Cliquez ici pour taper du</text:span><text:span/></text:p>
            <text:p text:style-name="P193"><text:span text:style-name="T335">texte.</text:span><text:span/></text:p>
            <text:p text:style-name="P194"><text:span text:style-name="T336"/><text:span/></text:p>
          </table:table-cell>
        </table:table-row>
        <table:table-row table:style-name="ro4" table:default-cell-style-name="ce3">
          <table:table-cell table:style-name="ce10">
            <text:p text:style-name="P195"><text:span text:style-name="T337">Total dépenses </text:span><text:span text:style-name="T338"/><text:span/></text:p>
          </table:table-cell>
          <table:table-cell table:style-name="ce11">
            <text:p text:style-name="P196"><text:span text:style-name="T339"/><text:span/></text:p>
          </table:table-cell>
          <table:table-cell table:style-name="ce12">
            <text:p text:style-name="P197"><text:span text:style-name="T340">Total recettes </text:span><text:span text:style-name="T341"/><text:span/></text:p>
          </table:table-cell>
          <table:table-cell table:style-name="ce13">
            <text:p text:style-name="P198"><text:span text:style-name="T342"/><text:span/></text:p>
          </table:table-cell>
        </table:table-row>
      </table:table>
      <text:p text:style-name="P199"><text:span text:style-name="T343"/><text:span/></text:p>
      <text:p text:style-name="P200"><text:span text:style-name="T344">SIGNATURE DU PORTEUR DE PROJET :</text:span><text:span/></text:p>
      <text:p text:style-name="P201"><text:span text:style-name="T345">Vous pouvez envoyer ce document en version .pdf en intégrant votre signature personnelle avant de l’envoyer à </text:span><text:span text:style-name="T346"/><text:span text:style-name="T347"/><text:span text:style-name="T348"/><text:a xlink:href="mailto:charline.marcos@univ-jfc.fr" xlink:type="simple"><text:span text:style-name="T349">charline.marcos@univ-jfc.fr</text:span><text:span text:style-name="T350"/></text:a><text:span text:style-name="T351"><text:s text:c="2"/></text:span><text:span text:style-name="T352"/><text:span/></text:p>
      <text:p text:style-name="P202"><text:span text:style-name="T353"><text:soft-page-break/></text:span><text:span text:style-name="T354">ANNEXE 1</text:span><text:span/></text:p>
      <text:p text:style-name="P203"><text:span text:style-name="T355"/><text:span/></text:p>
      <text:p text:style-name="P204"><text:span text:style-name="T356">Joindre obligatoirement une copie des factures (pièces comptables, factures, etc.) correspondantes à hauteur </text:span><text:span text:style-name="T357">au minimum </text:span><text:span text:style-name="T358">de la subvention attribuée par le FSDIE.</text:span><text:span/></text:p>
      <text:p text:style-name="P205"><text:span text:style-name="T359">La CFVU (Commission Formation et Vie Universitaire) se réserve le droit de demander l’accès à l’intégralité des factures liées au projet.</text:span><text:span/></text:p>
      <text:p text:style-name="P206"><text:span text:style-name="T360"/><text:span/></text:p>
      <text:p text:style-name="P207"><text:span text:style-name="T361">Liste des factures jointes :</text:span><text:span text:style-name="T362"/><text:span/></text:p>
      <table:table table:style-name="ta3">
        <table:table-columns>
          <table:table-column table:style-name="co7"/>
          <table:table-column table:style-name="co8"/>
          <table:table-column table:style-name="co9"/>
          <table:table-column table:style-name="co10"/>
        </table:table-columns>
        <table:table-row table:style-name="ro5" table:default-cell-style-name="ce14">
          <table:table-cell table:style-name="ce15">
            <text:p text:style-name="P208"><text:span text:style-name="T363">Justificatif </text:span><text:span text:style-name="T364"/><text:span/></text:p>
          </table:table-cell>
          <table:table-cell table:style-name="ce16">
            <text:p text:style-name="P209"><text:span text:style-name="T365">Poste de dépenses </text:span><text:span text:style-name="T366"/><text:span/></text:p>
          </table:table-cell>
          <table:table-cell table:style-name="ce17">
            <text:p text:style-name="P210"><text:span text:style-name="T367">Nom du fournisseur </text:span><text:span text:style-name="T368"/><text:span/></text:p>
          </table:table-cell>
          <table:table-cell table:style-name="ce18">
            <text:p text:style-name="P211"><text:span text:style-name="T369">Somme</text:span><text:span text:style-name="T370"/><text:span/></text:p>
          </table:table-cell>
        </table:table-row>
        <table:table-row table:style-name="ro6" table:default-cell-style-name="ce14">
          <table:table-cell table:style-name="ce19">
            <text:p text:style-name="P212"><text:span text:style-name="T371">Cliquez ici pour</text:span><text:span/></text:p>
            <text:p text:style-name="P213"><text:span text:style-name="T372">taper du texte.</text:span><text:span text:style-name="T373"/><text:span/></text:p>
          </table:table-cell>
          <table:table-cell table:style-name="ce20">
            <text:p text:style-name="P214"><text:span text:style-name="T374">Cliquez ici pour</text:span><text:span/></text:p>
            <text:p text:style-name="P215"><text:span text:style-name="T375">taper du texte.</text:span><text:span text:style-name="T376"/><text:span/></text:p>
          </table:table-cell>
          <table:table-cell table:style-name="ce21">
            <text:p text:style-name="P216"><text:span text:style-name="T377">Cliquez ici pour</text:span><text:span/></text:p>
            <text:p text:style-name="P217"><text:span text:style-name="T378">taper du texte.</text:span><text:span text:style-name="T379"/><text:span/></text:p>
          </table:table-cell>
          <table:table-cell table:style-name="ce22">
            <text:p text:style-name="P218"><text:span text:style-name="T380">Cliquez ici pour</text:span><text:span/></text:p>
            <text:p text:style-name="P219"><text:span text:style-name="T381">taper du texte.</text:span><text:span text:style-name="T382"/><text:span/></text:p>
          </table:table-cell>
        </table:table-row>
        <table:table-row table:style-name="ro7" table:default-cell-style-name="ce14">
          <table:table-cell table:style-name="ce23">
            <text:p text:style-name="P220"><text:span text:style-name="T383">Cliquez ici pour</text:span><text:span/></text:p>
            <text:p text:style-name="P221"><text:span text:style-name="T384">taper du texte.</text:span><text:span text:style-name="T385"/><text:span/></text:p>
          </table:table-cell>
          <table:table-cell table:style-name="ce24">
            <text:p text:style-name="P222"><text:span text:style-name="T386">Cliquez ici pour</text:span><text:span/></text:p>
            <text:p text:style-name="P223"><text:span text:style-name="T387">taper du texte.</text:span><text:span text:style-name="T388"/><text:span/></text:p>
          </table:table-cell>
          <table:table-cell table:style-name="ce25">
            <text:p text:style-name="P224"><text:span text:style-name="T389">Cliquez ici pour</text:span><text:span/></text:p>
            <text:p text:style-name="P225"><text:span text:style-name="T390">taper du texte.</text:span><text:span text:style-name="T391"/><text:span/></text:p>
          </table:table-cell>
          <table:table-cell table:style-name="ce26">
            <text:p text:style-name="P226"><text:span text:style-name="T392">Cliquez ici pour</text:span><text:span/></text:p>
            <text:p text:style-name="P227"><text:span text:style-name="T393">taper du texte.</text:span><text:span text:style-name="T394"/><text:span/></text:p>
          </table:table-cell>
        </table:table-row>
        <table:table-row table:style-name="ro8" table:default-cell-style-name="ce14">
          <table:table-cell table:style-name="ce27">
            <text:p text:style-name="P228"><text:span text:style-name="T395">Cliquez ici pour</text:span><text:span/></text:p>
            <text:p text:style-name="P229"><text:span text:style-name="T396">taper du texte.</text:span><text:span text:style-name="T397"/><text:span/></text:p>
          </table:table-cell>
          <table:table-cell table:style-name="ce28">
            <text:p text:style-name="P230"><text:span text:style-name="T398">Cliquez ici pour</text:span><text:span/></text:p>
            <text:p text:style-name="P231"><text:span text:style-name="T399">taper du texte.</text:span><text:span text:style-name="T400"/><text:span/></text:p>
          </table:table-cell>
          <table:table-cell table:style-name="ce29">
            <text:p text:style-name="P232"><text:span text:style-name="T401">Cliquez ici pour</text:span><text:span/></text:p>
            <text:p text:style-name="P233"><text:span text:style-name="T402">taper du texte.</text:span><text:span text:style-name="T403"/><text:span/></text:p>
          </table:table-cell>
          <table:table-cell table:style-name="ce30">
            <text:p text:style-name="P234"><text:span text:style-name="T404">Cliquez ici pour</text:span><text:span/></text:p>
            <text:p text:style-name="P235"><text:span text:style-name="T405">taper du texte.</text:span><text:span text:style-name="T406"/><text:span/></text:p>
          </table:table-cell>
        </table:table-row>
        <table:table-row table:style-name="ro9" table:default-cell-style-name="ce14">
          <table:table-cell table:style-name="ce31">
            <text:p text:style-name="P236"><text:span text:style-name="T407">Cliquez ici pour</text:span><text:span/></text:p>
            <text:p text:style-name="P237"><text:span text:style-name="T408">taper du texte.</text:span><text:span text:style-name="T409"/><text:span/></text:p>
          </table:table-cell>
          <table:table-cell table:style-name="ce32">
            <text:p text:style-name="P238"><text:span text:style-name="T410">Cliquez ici pour</text:span><text:span/></text:p>
            <text:p text:style-name="P239"><text:span text:style-name="T411">taper du texte.</text:span><text:span text:style-name="T412"/><text:span/></text:p>
          </table:table-cell>
          <table:table-cell table:style-name="ce33">
            <text:p text:style-name="P240"><text:span text:style-name="T413">Cliquez ici pour</text:span><text:span/></text:p>
            <text:p text:style-name="P241"><text:span text:style-name="T414">taper du texte.</text:span><text:span text:style-name="T415"/><text:span/></text:p>
          </table:table-cell>
          <table:table-cell table:style-name="ce34">
            <text:p text:style-name="P242"><text:span text:style-name="T416">Cliquez ici pour</text:span><text:span/></text:p>
            <text:p text:style-name="P243"><text:span text:style-name="T417">taper du texte.</text:span><text:span text:style-name="T418"/><text:span/></text:p>
          </table:table-cell>
        </table:table-row>
        <table:table-row table:style-name="ro10" table:default-cell-style-name="ce14">
          <table:table-cell table:style-name="ce35">
            <text:p text:style-name="P244"><text:span text:style-name="T419">Cliquez ici pour</text:span><text:span/></text:p>
            <text:p text:style-name="P245"><text:span text:style-name="T420">taper du texte.</text:span><text:span text:style-name="T421"/><text:span/></text:p>
          </table:table-cell>
          <table:table-cell table:style-name="ce36">
            <text:p text:style-name="P246"><text:span text:style-name="T422">Cliquez ici pour</text:span><text:span/></text:p>
            <text:p text:style-name="P247"><text:span text:style-name="T423">taper du texte.</text:span><text:span text:style-name="T424"/><text:span/></text:p>
          </table:table-cell>
          <table:table-cell table:style-name="ce37">
            <text:p text:style-name="P248"><text:span text:style-name="T425">Cliquez ici pour</text:span><text:span/></text:p>
            <text:p text:style-name="P249"><text:span text:style-name="T426">taper du texte.</text:span><text:span text:style-name="T427"/><text:span/></text:p>
          </table:table-cell>
          <table:table-cell table:style-name="ce38">
            <text:p text:style-name="P250"><text:span text:style-name="T428">Cliquez ici pour</text:span><text:span/></text:p>
            <text:p text:style-name="P251"><text:span text:style-name="T429">taper du texte.</text:span><text:span text:style-name="T430"/><text:span/></text:p>
          </table:table-cell>
        </table:table-row>
        <table:table-row table:style-name="ro11" table:default-cell-style-name="ce14">
          <table:table-cell table:style-name="ce39">
            <text:p text:style-name="P252"><text:span text:style-name="T431">Cliquez ici pour</text:span><text:span/></text:p>
            <text:p text:style-name="P253"><text:span text:style-name="T432">taper du texte.</text:span><text:span text:style-name="T433"/><text:span/></text:p>
          </table:table-cell>
          <table:table-cell table:style-name="ce40">
            <text:p text:style-name="P254"><text:span text:style-name="T434">Cliquez ici pour</text:span><text:span/></text:p>
            <text:p text:style-name="P255"><text:span text:style-name="T435">taper du texte.</text:span><text:span text:style-name="T436"/><text:span/></text:p>
          </table:table-cell>
          <table:table-cell table:style-name="ce41">
            <text:p text:style-name="P256"><text:span text:style-name="T437">Cliquez ici pour</text:span><text:span/></text:p>
            <text:p text:style-name="P257"><text:span text:style-name="T438">taper du texte.</text:span><text:span text:style-name="T439"/><text:span/></text:p>
          </table:table-cell>
          <table:table-cell table:style-name="ce42">
            <text:p text:style-name="P258"><text:span text:style-name="T440">Cliquez ici pour</text:span><text:span/></text:p>
            <text:p text:style-name="P259"><text:span text:style-name="T441">taper du texte.</text:span><text:span text:style-name="T442"/><text:span/></text:p>
          </table:table-cell>
        </table:table-row>
        <table:table-row table:style-name="ro12" table:default-cell-style-name="ce14">
          <table:table-cell table:style-name="ce43">
            <text:p text:style-name="P260"><text:span text:style-name="T443">Cliquez ici pour</text:span><text:span/></text:p>
            <text:p text:style-name="P261"><text:span text:style-name="T444">taper du texte.</text:span><text:span text:style-name="T445"/><text:span/></text:p>
          </table:table-cell>
          <table:table-cell table:style-name="ce44">
            <text:p text:style-name="P262"><text:span text:style-name="T446">Cliquez ici pour</text:span><text:span/></text:p>
            <text:p text:style-name="P263"><text:span text:style-name="T447">taper du texte.</text:span><text:span text:style-name="T448"/><text:span/></text:p>
          </table:table-cell>
          <table:table-cell table:style-name="ce45">
            <text:p text:style-name="P264"><text:span text:style-name="T449">Cliquez ici pour</text:span><text:span/></text:p>
            <text:p text:style-name="P265"><text:span text:style-name="T450">taper du texte.</text:span><text:span text:style-name="T451"/><text:span/></text:p>
          </table:table-cell>
          <table:table-cell table:style-name="ce46">
            <text:p text:style-name="P266"><text:span text:style-name="T452">Cliquez ici pour</text:span><text:span/></text:p>
            <text:p text:style-name="P267"><text:span text:style-name="T453">taper du texte.</text:span><text:span text:style-name="T454"/><text:span/></text:p>
          </table:table-cell>
        </table:table-row>
        <table:table-row table:style-name="ro13" table:default-cell-style-name="ce14">
          <table:table-cell table:style-name="ce47">
            <text:p text:style-name="P268"><text:span text:style-name="T455">Cliquez ici pour</text:span><text:span/></text:p>
            <text:p text:style-name="P269"><text:span text:style-name="T456">taper du texte.</text:span><text:span text:style-name="T457"/><text:span/></text:p>
          </table:table-cell>
          <table:table-cell table:style-name="ce48">
            <text:p text:style-name="P270"><text:span text:style-name="T458">Cliquez ici pour</text:span><text:span/></text:p>
            <text:p text:style-name="P271"><text:span text:style-name="T459">taper du texte.</text:span><text:span text:style-name="T460"/><text:span/></text:p>
          </table:table-cell>
          <table:table-cell table:style-name="ce49">
            <text:p text:style-name="P272"><text:span text:style-name="T461">Cliquez ici pour</text:span><text:span/></text:p>
            <text:p text:style-name="P273"><text:span text:style-name="T462">taper du texte.</text:span><text:span text:style-name="T463"/><text:span/></text:p>
          </table:table-cell>
          <table:table-cell table:style-name="ce50">
            <text:p text:style-name="P274"><text:span text:style-name="T464">Cliquez ici pour</text:span><text:span/></text:p>
            <text:p text:style-name="P275"><text:span text:style-name="T465">taper du texte.</text:span><text:span text:style-name="T466"/><text:span/></text:p>
          </table:table-cell>
        </table:table-row>
        <table:table-row table:style-name="ro14" table:default-cell-style-name="ce14">
          <table:table-cell table:style-name="ce51">
            <text:p text:style-name="P276"><text:span text:style-name="T467"/><text:span/></text:p>
          </table:table-cell>
          <table:table-cell table:style-name="ce52">
            <text:p text:style-name="P277"><text:span text:style-name="T468"/><text:span/></text:p>
          </table:table-cell>
          <table:table-cell table:style-name="ce53">
            <text:p text:style-name="P278"><text:span text:style-name="T469">TOTAL</text:span><text:span/></text:p>
          </table:table-cell>
          <table:table-cell table:style-name="ce54">
            <text:p text:style-name="P279"><text:span text:style-name="T470">Cliquez ici pour</text:span><text:span/></text:p>
            <text:p text:style-name="P280"><text:span text:style-name="T471">taper du texte.</text:span><text:span text:style-name="T472"/><text:span/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color="#000000" style:text-position="0% 100%" fo:font-family="Times New Roman" style:font-family-asian="Times New Roman" style:font-family-complex="Times New Roman" fo:font-size="10pt" fo:letter-spacing="0pt"/>
      <style:paragraph-properties fo:line-height="100%" fo:text-align="left" style:tab-stop-distance="35.4pt" fo:margin-left="0cm" fo:margin-right="0cm" fo:text-indent="0cm" fo:margin-top="0pt" fo:margin-bottom="0pt" fo:border="none"/>
    </style:default-style>
    <style:default-style style:family="text">
      <style:text-properties fo:color="#000000" style:text-position="0% 100%" fo:font-family="Times New Roman" style:font-family-asian="Times New Roman" style:font-family-complex="Times New Roman" fo:font-size="10pt" fo:letter-spacing="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383" style:display-name="Heading 1" style:family="paragraph" style:name="11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383" style:display-name="Heading 2" style:family="paragraph" style:name="13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383" style:display-name="Heading 3" style:family="paragraph" style:name="1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383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383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383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383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383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383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display-name="No Spacing" style:family="paragraph" style:name="31">
      <style:paragraph-properties fo:line-height="100%" fo:margin-top="0pt" fo:margin-bottom="0pt"/>
    </style:style>
    <style:style style:parent-style-name="383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9" style:display-name="Title Char" style:family="text" style:name="33">
      <style:text-properties fo:font-size="24pt"/>
    </style:style>
    <style:style style:parent-style-name="383" style:display-name="Subtitle" style:family="paragraph" style:name="34">
      <style:text-properties fo:font-size="12pt"/>
      <style:paragraph-properties fo:margin-top="10pt" fo:margin-bottom="10pt"/>
    </style:style>
    <style:style style:parent-style-name="9" style:display-name="Subtitle Char" style:family="text" style:name="35">
      <style:text-properties fo:font-size="12pt"/>
    </style:style>
    <style:style style:parent-style-name="383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383" style:display-name="Intense Quote" style:family="paragraph" style:name="38">
      <style:text-properties fo:font-style="italic"/>
      <style:paragraph-properties fo:margin-left="1.27cm" fo:margin-right="1.27cm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383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383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383" style:display-name="Caption" style:family="paragraph" style:name="44">
      <style:text-properties fo:color="#4f81bd" fo:font-size="9pt" fo:font-weight="bold"/>
      <style:paragraph-properties fo:line-height="115%"/>
    </style:style>
    <style:style style:parent-style-name="44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383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33%"/>
    </style:style>
    <style:style style:parent-style-name="383" style:display-name="toc 1" style:family="paragraph" style:name="176">
      <style:paragraph-properties fo:margin-left="0cm" fo:margin-right="0cm" fo:text-indent="0cm" fo:margin-bottom="2.85pt"/>
    </style:style>
    <style:style style:parent-style-name="383" style:display-name="toc 2" style:family="paragraph" style:name="177">
      <style:paragraph-properties fo:margin-left="0.4992cm" fo:margin-right="0cm" fo:text-indent="0cm" fo:margin-bottom="2.85pt"/>
    </style:style>
    <style:style style:parent-style-name="383" style:display-name="toc 3" style:family="paragraph" style:name="178">
      <style:paragraph-properties fo:margin-left="1cm" fo:margin-right="0cm" fo:text-indent="0cm" fo:margin-bottom="2.85pt"/>
    </style:style>
    <style:style style:parent-style-name="383" style:display-name="toc 4" style:family="paragraph" style:name="179">
      <style:paragraph-properties fo:margin-left="1.499cm" fo:margin-right="0cm" fo:text-indent="0cm" fo:margin-bottom="2.85pt"/>
    </style:style>
    <style:style style:parent-style-name="383" style:display-name="toc 5" style:family="paragraph" style:name="180">
      <style:paragraph-properties fo:margin-left="2cm" fo:margin-right="0cm" fo:text-indent="0cm" fo:margin-bottom="2.85pt"/>
    </style:style>
    <style:style style:parent-style-name="383" style:display-name="toc 6" style:family="paragraph" style:name="181">
      <style:paragraph-properties fo:margin-left="2.5cm" fo:margin-right="0cm" fo:text-indent="0cm" fo:margin-bottom="2.85pt"/>
    </style:style>
    <style:style style:parent-style-name="383" style:display-name="toc 7" style:family="paragraph" style:name="182">
      <style:paragraph-properties fo:margin-left="3.001cm" fo:margin-right="0cm" fo:text-indent="0cm" fo:margin-bottom="2.85pt"/>
    </style:style>
    <style:style style:parent-style-name="383" style:display-name="toc 8" style:family="paragraph" style:name="183">
      <style:paragraph-properties fo:margin-left="3.5cm" fo:margin-right="0cm" fo:text-indent="0cm" fo:margin-bottom="2.85pt"/>
    </style:style>
    <style:style style:parent-style-name="383" style:display-name="toc 9" style:family="paragraph" style:name="184">
      <style:paragraph-properties fo:margin-left="4.001cm" fo:margin-right="0cm" fo:text-indent="0cm" fo:margin-bottom="2.85pt"/>
    </style:style>
    <style:style style:display-name="TOC Heading" style:family="paragraph" style:name="185"/>
    <style:style style:display-name="Normal" style:family="paragraph" style:name="383">
      <style:text-properties fo:color="#000000" style:text-position="0% 100%" fo:font-family="Arial" style:font-family-asian="Times" style:font-family-complex="Times New Roman" fo:font-size="10pt" fo:letter-spacing="0pt"/>
      <style:paragraph-properties fo:line-height="100%" fo:text-align="left" fo:margin-left="0cm" fo:margin-right="0cm" fo:text-indent="0cm" fo:margin-top="0pt" fo:margin-bottom="0pt" fo:border="none"/>
    </style:style>
    <style:style style:parent-style-name="383" style:display-name="Titre 1" style:family="paragraph" style:name="384">
      <style:text-properties fo:font-size="16pt" fo:font-weight="bold"/>
      <style:paragraph-properties fo:margin-top="12pt" fo:margin-bottom="3pt"/>
    </style:style>
    <style:style style:display-name="Police par défaut" style:family="text" style:name="385">
      <style:text-properties/>
    </style:style>
    <style:style style:parent-style-name="384" style:display-name="Titre" style:family="paragraph" style:name="388">
      <style:text-properties fo:font-variant="small-caps" fo:text-transform="uppercase" fo:font-family="Times" style:font-family-asian="Times New Roman" fo:font-size="14pt"/>
      <style:paragraph-properties fo:text-align="center" fo:margin-top="0pt" fo:margin-bottom="18pt"/>
    </style:style>
    <style:style style:parent-style-name="385" style:display-name="Lien hypertexte" style:family="text" style:name="389">
      <style:text-properties fo:color="#0000ff" style:text-underline-type="single" style:text-underline-style="solid" style:text-underline-width="auto" style:text-underline-color="font-color"/>
    </style:style>
    <style:style style:parent-style-name="383" style:display-name="western" style:family="paragraph" style:name="390">
      <style:text-properties fo:color="#000000" fo:font-family="Times New Roman" style:font-family-asian="Calibri" fo:font-size="12pt"/>
      <style:paragraph-properties fo:margin-top="5pt" fo:margin-bottom="5.95pt"/>
    </style:style>
    <style:style style:parent-style-name="383" style:display-name="List Paragraph" style:family="paragraph" style:name="391">
      <style:text-properties fo:font-family="Calibri" style:font-family-asian="Times New Roman" fo:font-size="11pt"/>
      <style:paragraph-properties fo:line-height="115%" fo:margin-left="1.27cm" fo:margin-bottom="10pt" style:contextual-spacing="true"/>
    </style:style>
    <style:style style:parent-style-name="383" style:display-name="Pied de page" style:family="paragraph" style:name="393">
      <style:paragraph-properties>
        <style:tab-stops>
          <style:tab-stop style:position="8.002cm" style:type="center"/>
          <style:tab-stop style:position="16cm" style:type="right"/>
        </style:tab-stops>
      </style:paragraph-properties>
    </style:style>
    <style:style style:parent-style-name="385" style:display-name="Numéro de page" style:family="text" style:name="394"/>
    <style:style style:parent-style-name="383" style:display-name="En-tête" style:family="paragraph" style:name="395">
      <style:paragraph-properties>
        <style:tab-stops>
          <style:tab-stop style:position="8.002cm" style:type="center"/>
          <style:tab-stop style:position="16cm" style:type="right"/>
        </style:tab-stops>
      </style:paragraph-properties>
    </style:style>
    <style:style style:display-name="Default Paragraph Font" style:family="text" style:name="1881"/>
    <style:style style:family="text" style:name="T1">
      <style:text-properties fo:font-family="Symbol" fo:font-size="10pt"/>
    </style:style>
    <style:style style:family="text" style:name="T2">
      <style:text-properties fo:font-family="Courier New" fo:font-size="10pt"/>
    </style:style>
    <style:style style:family="text" style:name="T3">
      <style:text-properties fo:font-family="Wingdings" fo:font-size="10pt"/>
    </style:style>
    <style:style style:family="text" style:name="T4">
      <style:text-properties fo:font-family="Wingdings" fo:font-size="10pt"/>
    </style:style>
    <style:style style:family="text" style:name="T5">
      <style:text-properties fo:font-family="Wingdings" fo:font-size="10pt"/>
    </style:style>
    <style:style style:family="text" style:name="T6">
      <style:text-properties fo:font-family="Wingdings" fo:font-size="10pt"/>
    </style:style>
    <style:style style:family="text" style:name="T7">
      <style:text-properties fo:font-family="Wingdings" fo:font-size="10pt"/>
    </style:style>
    <style:style style:family="text" style:name="T8">
      <style:text-properties fo:font-family="Wingdings" fo:font-size="10pt"/>
    </style:style>
    <style:style style:family="text" style:name="T9">
      <style:text-properties fo:font-family="Wingdings" fo:font-size="10pt"/>
    </style:style>
    <style:style style:family="text" style:name="T10">
      <style:text-properties fo:font-family="Symbol"/>
    </style:style>
    <style:style style:family="text" style:name="T11">
      <style:text-properties fo:font-family="Courier New"/>
    </style:style>
    <style:style style:family="text" style:name="T12">
      <style:text-properties fo:font-family="Wingdings"/>
    </style:style>
    <style:style style:family="text" style:name="T13">
      <style:text-properties fo:font-family="Symbol"/>
    </style:style>
    <style:style style:family="text" style:name="T14">
      <style:text-properties fo:font-family="Courier New"/>
    </style:style>
    <style:style style:family="text" style:name="T15">
      <style:text-properties fo:font-family="Wingdings"/>
    </style:style>
    <style:style style:family="text" style:name="T16">
      <style:text-properties fo:font-family="Symbol"/>
    </style:style>
    <style:style style:family="text" style:name="T17">
      <style:text-properties fo:font-family="Courier New"/>
    </style:style>
    <style:style style:family="text" style:name="T18">
      <style:text-properties fo:font-family="Wingdings"/>
    </style:style>
    <style:style style:family="text" style:name="T19">
      <style:text-properties fo:font-family="Symbol"/>
    </style:style>
    <style:style style:family="text" style:name="T20">
      <style:text-properties fo:font-family="Courier New"/>
    </style:style>
    <style:style style:family="text" style:name="T21">
      <style:text-properties fo:font-family="Wingdings"/>
    </style:style>
    <style:style style:family="text" style:name="T22">
      <style:text-properties fo:font-family="Symbol"/>
    </style:style>
    <style:style style:family="text" style:name="T23">
      <style:text-properties fo:font-family="Courier New"/>
    </style:style>
    <style:style style:family="text" style:name="T24">
      <style:text-properties fo:font-family="Wingdings"/>
    </style:style>
    <style:style style:family="text" style:name="T25">
      <style:text-properties fo:font-family="Symbol"/>
    </style:style>
    <style:style style:family="text" style:name="T26">
      <style:text-properties fo:font-family="Courier New"/>
    </style:style>
    <style:style style:family="text" style:name="T27">
      <style:text-properties fo:font-family="Wingdings"/>
    </style:style>
    <style:style style:family="text" style:name="T28">
      <style:text-properties fo:font-family="Symbol"/>
    </style:style>
    <style:style style:family="text" style:name="T29">
      <style:text-properties fo:font-family="Courier New"/>
    </style:style>
    <style:style style:family="text" style:name="T30">
      <style:text-properties fo:font-family="Wingdings"/>
    </style:style>
    <style:style style:family="text" style:name="T31">
      <style:text-properties fo:font-family="Symbol"/>
    </style:style>
    <style:style style:family="text" style:name="T32">
      <style:text-properties fo:font-family="Courier New"/>
    </style:style>
    <style:style style:family="text" style:name="T33">
      <style:text-properties fo:font-family="Wingdings"/>
    </style:style>
    <style:style style:family="text" style:name="T34">
      <style:text-properties fo:font-family="Symbol"/>
    </style:style>
    <style:style style:family="text" style:name="T35">
      <style:text-properties fo:font-family="Courier New"/>
    </style:style>
    <style:style style:family="text" style:name="T36">
      <style:text-properties fo:font-family="Wingdings"/>
    </style:style>
    <style:style style:family="text" style:name="T37">
      <style:text-properties fo:font-family="Symbol"/>
    </style:style>
    <style:style style:family="text" style:name="T38">
      <style:text-properties fo:font-family="Courier New"/>
    </style:style>
    <style:style style:family="text" style:name="T39">
      <style:text-properties fo:font-family="Wingdings"/>
    </style:style>
    <style:style style:family="text" style:name="T40">
      <style:text-properties fo:font-family="Symbol"/>
    </style:style>
    <style:style style:family="text" style:name="T41">
      <style:text-properties fo:font-family="Courier New"/>
    </style:style>
    <style:style style:family="text" style:name="T42">
      <style:text-properties fo:font-family="Wingdings"/>
    </style:style>
    <style:style style:family="text" style:name="T43">
      <style:text-properties fo:font-family="Symbol"/>
    </style:style>
    <style:style style:family="text" style:name="T44">
      <style:text-properties fo:font-family="Courier New"/>
    </style:style>
    <style:style style:family="text" style:name="T45">
      <style:text-properties fo:font-family="Wingdings"/>
    </style:style>
    <style:style style:family="text" style:name="T46">
      <style:text-properties fo:font-family="Symbol" fo:font-size="10pt"/>
    </style:style>
    <style:style style:family="text" style:name="T47">
      <style:text-properties fo:font-family="Courier New" fo:font-size="10pt"/>
    </style:style>
    <style:style style:family="text" style:name="T48">
      <style:text-properties fo:font-family="Wingdings" fo:font-size="10pt"/>
    </style:style>
    <style:style style:family="text" style:name="T49">
      <style:text-properties fo:font-family="Wingdings" fo:font-size="10pt"/>
    </style:style>
    <style:style style:family="text" style:name="T50">
      <style:text-properties fo:font-family="Wingdings" fo:font-size="10pt"/>
    </style:style>
    <style:style style:family="text" style:name="T51">
      <style:text-properties fo:font-family="Wingdings" fo:font-size="10pt"/>
    </style:style>
    <style:style style:family="text" style:name="T52">
      <style:text-properties fo:font-family="Wingdings" fo:font-size="10pt"/>
    </style:style>
    <style:style style:family="text" style:name="T53">
      <style:text-properties fo:font-family="Wingdings" fo:font-size="10pt"/>
    </style:style>
    <style:style style:family="text" style:name="T54">
      <style:text-properties fo:font-family="Wingdings" fo:font-size="10pt"/>
    </style:style>
    <text:list-style style:name="WWNum1">
      <text:list-level-style-bullet text:level="1" text:style-name="T1" text:bullet-char="">
        <style:list-level-properties fo:width="0.3528cm" fo:height="0.3528cm" text:list-level-position-and-space-mode="label-alignment">
          <style:list-level-label-alignment text:list-tab-stop-position="1.27cm" fo:text-indent="-0.635cm" fo:margin-left="1.27cm"/>
        </style:list-level-properties>
        <style:text-properties fo:font-family="Symbol" fo:font-size="10pt"/>
      </text:list-level-style-bullet>
      <text:list-level-style-bullet text:level="2" text:style-name="T2" text:bullet-char="o">
        <style:list-level-properties fo:width="0.3528cm" fo:height="0.3528cm" text:list-level-position-and-space-mode="label-alignment">
          <style:list-level-label-alignment text:list-tab-stop-position="2.54cm" fo:text-indent="-0.635cm" fo:margin-left="2.54cm"/>
        </style:list-level-properties>
        <style:text-properties fo:font-family="Courier New" fo:font-size="10pt"/>
      </text:list-level-style-bullet>
      <text:list-level-style-bullet text:level="3" text:style-name="T3" text:bullet-char="">
        <style:list-level-properties fo:width="0.3528cm" fo:height="0.3528cm" text:list-level-position-and-space-mode="label-alignment">
          <style:list-level-label-alignment text:list-tab-stop-position="3.81cm" fo:text-indent="-0.635cm" fo:margin-left="3.81cm"/>
        </style:list-level-properties>
        <style:text-properties fo:font-family="Wingdings" fo:font-size="10pt"/>
      </text:list-level-style-bullet>
      <text:list-level-style-bullet text:level="4" text:style-name="T4" text:bullet-char="">
        <style:list-level-properties fo:width="0.3528cm" fo:height="0.3528cm" text:list-level-position-and-space-mode="label-alignment">
          <style:list-level-label-alignment text:list-tab-stop-position="5.08cm" fo:text-indent="-0.635cm" fo:margin-left="5.08cm"/>
        </style:list-level-properties>
        <style:text-properties fo:font-family="Wingdings" fo:font-size="10pt"/>
      </text:list-level-style-bullet>
      <text:list-level-style-bullet text:level="5" text:style-name="T5" text:bullet-char="">
        <style:list-level-properties fo:width="0.3528cm" fo:height="0.3528cm" text:list-level-position-and-space-mode="label-alignment">
          <style:list-level-label-alignment text:list-tab-stop-position="6.35cm" fo:text-indent="-0.635cm" fo:margin-left="6.35cm"/>
        </style:list-level-properties>
        <style:text-properties fo:font-family="Wingdings" fo:font-size="10pt"/>
      </text:list-level-style-bullet>
      <text:list-level-style-bullet text:level="6" text:style-name="T6" text:bullet-char="">
        <style:list-level-properties fo:width="0.3528cm" fo:height="0.3528cm" text:list-level-position-and-space-mode="label-alignment">
          <style:list-level-label-alignment text:list-tab-stop-position="7.62cm" fo:text-indent="-0.635cm" fo:margin-left="7.62cm"/>
        </style:list-level-properties>
        <style:text-properties fo:font-family="Wingdings" fo:font-size="10pt"/>
      </text:list-level-style-bullet>
      <text:list-level-style-bullet text:level="7" text:style-name="T7" text:bullet-char="">
        <style:list-level-properties fo:width="0.3528cm" fo:height="0.3528cm" text:list-level-position-and-space-mode="label-alignment">
          <style:list-level-label-alignment text:list-tab-stop-position="8.891cm" fo:text-indent="-0.635cm" fo:margin-left="8.891cm"/>
        </style:list-level-properties>
        <style:text-properties fo:font-family="Wingdings" fo:font-size="10pt"/>
      </text:list-level-style-bullet>
      <text:list-level-style-bullet text:level="8" text:style-name="T8" text:bullet-char="">
        <style:list-level-properties fo:width="0.3528cm" fo:height="0.3528cm" text:list-level-position-and-space-mode="label-alignment">
          <style:list-level-label-alignment text:list-tab-stop-position="10.16cm" fo:text-indent="-0.635cm" fo:margin-left="10.16cm"/>
        </style:list-level-properties>
        <style:text-properties fo:font-family="Wingdings" fo:font-size="10pt"/>
      </text:list-level-style-bullet>
      <text:list-level-style-bullet text:level="9" text:style-name="T9" text:bullet-char="">
        <style:list-level-properties fo:width="0.3528cm" fo:height="0.3528cm" text:list-level-position-and-space-mode="label-alignment">
          <style:list-level-label-alignment text:list-tab-stop-position="11.43cm" fo:text-indent="-0.635cm" fo:margin-left="11.43cm"/>
        </style:list-level-properties>
        <style:text-properties fo:font-family="Wingdings" fo:font-size="10pt"/>
      </text:list-level-style-bullet>
    </text:list-style>
    <text:list-style style:name="WWNum2">
      <text:list-level-style-bullet text:level="1" text:style-name="T10" text:bullet-char="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 fo:font-family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 fo:font-family="Courier New"/>
      </text:list-level-style-bullet>
      <text:list-level-style-bullet text:level="3" text:style-name="T12" text:bullet-char="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T13" text:bullet-char="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 fo:font-family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 fo:font-family="Courier New"/>
      </text:list-level-style-bullet>
      <text:list-level-style-bullet text:level="6" text:style-name="T15" text:bullet-char="">
        <style:list-level-properties text:list-level-position-and-space-mode="label-alignment">
          <style:list-level-label-alignment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T16" text:bullet-char="">
        <style:list-level-properties text:list-level-position-and-space-mode="label-alignment">
          <style:list-level-label-alignment text:list-tab-stop-position="8.891cm" fo:text-indent="-0.635cm" fo:margin-left="8.891cm"/>
        </style:list-level-properties>
        <style:text-properties fo:font-family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text:list-tab-stop-position="10.16cm" fo:text-indent="-0.635cm" fo:margin-left="10.16cm"/>
        </style:list-level-properties>
        <style:text-properties fo:font-family="Courier New"/>
      </text:list-level-style-bullet>
      <text:list-level-style-bullet text:level="9" text:style-name="T18" text:bullet-char="">
        <style:list-level-properties text:list-level-position-and-space-mode="label-alignment">
          <style:list-level-label-alignment text:list-tab-stop-position="11.43cm" fo:text-indent="-0.635cm" fo:margin-left="11.43cm"/>
        </style:list-level-properties>
        <style:text-properties fo:font-family="Wingdings"/>
      </text:list-level-style-bullet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text:list-tab-stop-position="2.519cm" fo:text-indent="-0.635cm" fo:margin-left="2.519cm"/>
        </style:list-level-properties>
        <style:text-properties fo:font-family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text:list-tab-stop-position="3.789cm" fo:text-indent="-0.635cm" fo:margin-left="3.789cm"/>
        </style:list-level-properties>
        <style:text-properties fo:font-family="Courier New"/>
      </text:list-level-style-bullet>
      <text:list-level-style-bullet text:level="3" text:style-name="T21" text:bullet-char="">
        <style:list-level-properties text:list-level-position-and-space-mode="label-alignment">
          <style:list-level-label-alignment text:list-tab-stop-position="5.059cm" fo:text-indent="-0.635cm" fo:margin-left="5.059cm"/>
        </style:list-level-properties>
        <style:text-properties fo:font-family="Wingdings"/>
      </text:list-level-style-bullet>
      <text:list-level-style-bullet text:level="4" text:style-name="T22" text:bullet-char="">
        <style:list-level-properties text:list-level-position-and-space-mode="label-alignment">
          <style:list-level-label-alignment text:list-tab-stop-position="6.329cm" fo:text-indent="-0.635cm" fo:margin-left="6.329cm"/>
        </style:list-level-properties>
        <style:text-properties fo:font-family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text:list-tab-stop-position="7.599cm" fo:text-indent="-0.635cm" fo:margin-left="7.599cm"/>
        </style:list-level-properties>
        <style:text-properties fo:font-family="Courier New"/>
      </text:list-level-style-bullet>
      <text:list-level-style-bullet text:level="6" text:style-name="T24" text:bullet-char="">
        <style:list-level-properties text:list-level-position-and-space-mode="label-alignment">
          <style:list-level-label-alignment text:list-tab-stop-position="8.869cm" fo:text-indent="-0.635cm" fo:margin-left="8.869cm"/>
        </style:list-level-properties>
        <style:text-properties fo:font-family="Wingdings"/>
      </text:list-level-style-bullet>
      <text:list-level-style-bullet text:level="7" text:style-name="T25" text:bullet-char="">
        <style:list-level-properties text:list-level-position-and-space-mode="label-alignment">
          <style:list-level-label-alignment text:list-tab-stop-position="10.14cm" fo:text-indent="-0.635cm" fo:margin-left="10.14cm"/>
        </style:list-level-properties>
        <style:text-properties fo:font-family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text:list-tab-stop-position="11.41cm" fo:text-indent="-0.635cm" fo:margin-left="11.41cm"/>
        </style:list-level-properties>
        <style:text-properties fo:font-family="Courier New"/>
      </text:list-level-style-bullet>
      <text:list-level-style-bullet text:level="9" text:style-name="T27" text:bullet-char="">
        <style:list-level-properties text:list-level-position-and-space-mode="label-alignment">
          <style:list-level-label-alignment text:list-tab-stop-position="12.68cm" fo:text-indent="-0.635cm" fo:margin-left="12.68cm"/>
        </style:list-level-properties>
        <style:text-properties fo:font-family="Wingdings"/>
      </text:list-level-style-bullet>
    </text:list-style>
    <text:list-style style:name="WWNum4">
      <text:list-level-style-bullet text:level="1" text:style-name="T28" text:bullet-char="">
        <style:list-level-properties text:list-level-position-and-space-mode="label-alignment">
          <style:list-level-label-alignment text:list-tab-stop-position="2.519cm" fo:text-indent="-0.635cm" fo:margin-left="2.519cm"/>
        </style:list-level-properties>
        <style:text-properties fo:font-family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text:list-tab-stop-position="3.789cm" fo:text-indent="-0.635cm" fo:margin-left="3.789cm"/>
        </style:list-level-properties>
        <style:text-properties fo:font-family="Courier New"/>
      </text:list-level-style-bullet>
      <text:list-level-style-bullet text:level="3" text:style-name="T30" text:bullet-char="">
        <style:list-level-properties text:list-level-position-and-space-mode="label-alignment">
          <style:list-level-label-alignment text:list-tab-stop-position="5.059cm" fo:text-indent="-0.635cm" fo:margin-left="5.059cm"/>
        </style:list-level-properties>
        <style:text-properties fo:font-family="Wingdings"/>
      </text:list-level-style-bullet>
      <text:list-level-style-bullet text:level="4" text:style-name="T31" text:bullet-char="">
        <style:list-level-properties text:list-level-position-and-space-mode="label-alignment">
          <style:list-level-label-alignment text:list-tab-stop-position="6.329cm" fo:text-indent="-0.635cm" fo:margin-left="6.329cm"/>
        </style:list-level-properties>
        <style:text-properties fo:font-family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text:list-tab-stop-position="7.599cm" fo:text-indent="-0.635cm" fo:margin-left="7.599cm"/>
        </style:list-level-properties>
        <style:text-properties fo:font-family="Courier New"/>
      </text:list-level-style-bullet>
      <text:list-level-style-bullet text:level="6" text:style-name="T33" text:bullet-char="">
        <style:list-level-properties text:list-level-position-and-space-mode="label-alignment">
          <style:list-level-label-alignment text:list-tab-stop-position="8.869cm" fo:text-indent="-0.635cm" fo:margin-left="8.869cm"/>
        </style:list-level-properties>
        <style:text-properties fo:font-family="Wingdings"/>
      </text:list-level-style-bullet>
      <text:list-level-style-bullet text:level="7" text:style-name="T34" text:bullet-char="">
        <style:list-level-properties text:list-level-position-and-space-mode="label-alignment">
          <style:list-level-label-alignment text:list-tab-stop-position="10.14cm" fo:text-indent="-0.635cm" fo:margin-left="10.14cm"/>
        </style:list-level-properties>
        <style:text-properties fo:font-family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text:list-tab-stop-position="11.41cm" fo:text-indent="-0.635cm" fo:margin-left="11.41cm"/>
        </style:list-level-properties>
        <style:text-properties fo:font-family="Courier New"/>
      </text:list-level-style-bullet>
      <text:list-level-style-bullet text:level="9" text:style-name="T36" text:bullet-char="">
        <style:list-level-properties text:list-level-position-and-space-mode="label-alignment">
          <style:list-level-label-alignment text:list-tab-stop-position="12.68cm" fo:text-indent="-0.635cm" fo:margin-left="12.68cm"/>
        </style:list-level-properties>
        <style:text-properties fo:font-family="Wingdings"/>
      </text:list-level-style-bullet>
    </text:list-style>
    <text:list-style style:name="WWNum5">
      <text:list-level-style-bullet text:level="1" text:style-name="T37" text:bullet-char="">
        <style:list-level-properties text:list-level-position-and-space-mode="label-alignment">
          <style:list-level-label-alignment text:list-tab-stop-position="1.249cm" fo:text-indent="-0.635cm" fo:margin-left="1.249cm"/>
        </style:list-level-properties>
        <style:text-properties fo:font-family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text:list-tab-stop-position="2.519cm" fo:text-indent="-0.635cm" fo:margin-left="2.519cm"/>
        </style:list-level-properties>
        <style:text-properties fo:font-family="Courier New"/>
      </text:list-level-style-bullet>
      <text:list-level-style-bullet text:level="3" text:style-name="T39" text:bullet-char="">
        <style:list-level-properties text:list-level-position-and-space-mode="label-alignment">
          <style:list-level-label-alignment text:list-tab-stop-position="3.789cm" fo:text-indent="-0.635cm" fo:margin-left="3.789cm"/>
        </style:list-level-properties>
        <style:text-properties fo:font-family="Wingdings"/>
      </text:list-level-style-bullet>
      <text:list-level-style-bullet text:level="4" text:style-name="T40" text:bullet-char="">
        <style:list-level-properties text:list-level-position-and-space-mode="label-alignment">
          <style:list-level-label-alignment text:list-tab-stop-position="5.059cm" fo:text-indent="-0.635cm" fo:margin-left="5.059cm"/>
        </style:list-level-properties>
        <style:text-properties fo:font-family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text:list-tab-stop-position="6.329cm" fo:text-indent="-0.635cm" fo:margin-left="6.329cm"/>
        </style:list-level-properties>
        <style:text-properties fo:font-family="Courier New"/>
      </text:list-level-style-bullet>
      <text:list-level-style-bullet text:level="6" text:style-name="T42" text:bullet-char="">
        <style:list-level-properties text:list-level-position-and-space-mode="label-alignment">
          <style:list-level-label-alignment text:list-tab-stop-position="7.599cm" fo:text-indent="-0.635cm" fo:margin-left="7.599cm"/>
        </style:list-level-properties>
        <style:text-properties fo:font-family="Wingdings"/>
      </text:list-level-style-bullet>
      <text:list-level-style-bullet text:level="7" text:style-name="T43" text:bullet-char="">
        <style:list-level-properties text:list-level-position-and-space-mode="label-alignment">
          <style:list-level-label-alignment text:list-tab-stop-position="8.869cm" fo:text-indent="-0.635cm" fo:margin-left="8.869cm"/>
        </style:list-level-properties>
        <style:text-properties fo:font-family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text:list-tab-stop-position="10.14cm" fo:text-indent="-0.635cm" fo:margin-left="10.14cm"/>
        </style:list-level-properties>
        <style:text-properties fo:font-family="Courier New"/>
      </text:list-level-style-bullet>
      <text:list-level-style-bullet text:level="9" text:style-name="T45" text:bullet-char="">
        <style:list-level-properties text:list-level-position-and-space-mode="label-alignment">
          <style:list-level-label-alignment text:list-tab-stop-position="11.41cm" fo:text-indent="-0.635cm" fo:margin-left="11.41cm"/>
        </style:list-level-properties>
        <style:text-properties fo:font-family="Wingdings"/>
      </text:list-level-style-bullet>
    </text:list-style>
    <text:list-style style:name="WWNum6">
      <text:list-level-style-bullet text:level="1" text:style-name="T46" text:bullet-char="">
        <style:list-level-properties fo:width="0.3528cm" fo:height="0.3528cm" text:list-level-position-and-space-mode="label-alignment">
          <style:list-level-label-alignment text:list-tab-stop-position="1.27cm" fo:text-indent="-0.635cm" fo:margin-left="1.27cm"/>
        </style:list-level-properties>
        <style:text-properties fo:font-family="Symbol" fo:font-size="10pt"/>
      </text:list-level-style-bullet>
      <text:list-level-style-bullet text:level="2" text:style-name="T47" text:bullet-char="o">
        <style:list-level-properties fo:width="0.3528cm" fo:height="0.3528cm" text:list-level-position-and-space-mode="label-alignment">
          <style:list-level-label-alignment text:list-tab-stop-position="2.54cm" fo:text-indent="-0.635cm" fo:margin-left="2.54cm"/>
        </style:list-level-properties>
        <style:text-properties fo:font-family="Courier New" fo:font-size="10pt"/>
      </text:list-level-style-bullet>
      <text:list-level-style-bullet text:level="3" text:style-name="T48" text:bullet-char="">
        <style:list-level-properties fo:width="0.3528cm" fo:height="0.3528cm" text:list-level-position-and-space-mode="label-alignment">
          <style:list-level-label-alignment text:list-tab-stop-position="3.81cm" fo:text-indent="-0.635cm" fo:margin-left="3.81cm"/>
        </style:list-level-properties>
        <style:text-properties fo:font-family="Wingdings" fo:font-size="10pt"/>
      </text:list-level-style-bullet>
      <text:list-level-style-bullet text:level="4" text:style-name="T49" text:bullet-char="">
        <style:list-level-properties fo:width="0.3528cm" fo:height="0.3528cm" text:list-level-position-and-space-mode="label-alignment">
          <style:list-level-label-alignment text:list-tab-stop-position="5.08cm" fo:text-indent="-0.635cm" fo:margin-left="5.08cm"/>
        </style:list-level-properties>
        <style:text-properties fo:font-family="Wingdings" fo:font-size="10pt"/>
      </text:list-level-style-bullet>
      <text:list-level-style-bullet text:level="5" text:style-name="T50" text:bullet-char="">
        <style:list-level-properties fo:width="0.3528cm" fo:height="0.3528cm" text:list-level-position-and-space-mode="label-alignment">
          <style:list-level-label-alignment text:list-tab-stop-position="6.35cm" fo:text-indent="-0.635cm" fo:margin-left="6.35cm"/>
        </style:list-level-properties>
        <style:text-properties fo:font-family="Wingdings" fo:font-size="10pt"/>
      </text:list-level-style-bullet>
      <text:list-level-style-bullet text:level="6" text:style-name="T51" text:bullet-char="">
        <style:list-level-properties fo:width="0.3528cm" fo:height="0.3528cm" text:list-level-position-and-space-mode="label-alignment">
          <style:list-level-label-alignment text:list-tab-stop-position="7.62cm" fo:text-indent="-0.635cm" fo:margin-left="7.62cm"/>
        </style:list-level-properties>
        <style:text-properties fo:font-family="Wingdings" fo:font-size="10pt"/>
      </text:list-level-style-bullet>
      <text:list-level-style-bullet text:level="7" text:style-name="T52" text:bullet-char="">
        <style:list-level-properties fo:width="0.3528cm" fo:height="0.3528cm" text:list-level-position-and-space-mode="label-alignment">
          <style:list-level-label-alignment text:list-tab-stop-position="8.891cm" fo:text-indent="-0.635cm" fo:margin-left="8.891cm"/>
        </style:list-level-properties>
        <style:text-properties fo:font-family="Wingdings" fo:font-size="10pt"/>
      </text:list-level-style-bullet>
      <text:list-level-style-bullet text:level="8" text:style-name="T53" text:bullet-char="">
        <style:list-level-properties fo:width="0.3528cm" fo:height="0.3528cm" text:list-level-position-and-space-mode="label-alignment">
          <style:list-level-label-alignment text:list-tab-stop-position="10.16cm" fo:text-indent="-0.635cm" fo:margin-left="10.16cm"/>
        </style:list-level-properties>
        <style:text-properties fo:font-family="Wingdings" fo:font-size="10pt"/>
      </text:list-level-style-bullet>
      <text:list-level-style-bullet text:level="9" text:style-name="T54" text:bullet-char="">
        <style:list-level-properties fo:width="0.3528cm" fo:height="0.3528cm" text:list-level-position-and-space-mode="label-alignment">
          <style:list-level-label-alignment text:list-tab-stop-position="11.43cm" fo:text-indent="-0.635cm" fo:margin-left="11.43cm"/>
        </style:list-level-properties>
        <style:text-properties fo:font-family="Wingdings" fo:font-size="10pt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2cm" fo:margin-right="2cm" fo:margin-top="1.251cm" fo:margin-bottom="1.251cm"/>
      <style:footer-style>
        <style:header-footer-properties svg:height="0.7497cm" fo:min-height="0.7497cm"/>
      </style:footer-style>
    </style:page-layout>
    <style:page-layout style:name="Mpm2">
      <style:page-layout-properties fo:page-width="21cm" fo:page-height="29.7cm" style:print-orientation="portrait" fo:margin-left="2cm" fo:margin-right="2cm" fo:margin-top="1.251cm" fo:margin-bottom="1.251cm"/>
      <style:footer-style>
        <style:header-footer-properties svg:height="0.7497cm" fo:min-height="0.7497cm"/>
      </style:footer-style>
    </style:page-layout>
    <style:style style:parent-style-name="393" style:family="paragraph" style:name="P36">
      <style:text-properties/>
      <style:paragraph-properties fo:text-align="right"/>
    </style:style>
    <style:style style:parent-style-name="394" style:family="text" style:name="T79">
      <style:text-properties/>
    </style:style>
    <style:style style:parent-style-name="394" style:family="text" style:name="T80">
      <style:text-properties/>
    </style:style>
    <style:style style:parent-style-name="394" style:family="text" style:name="T81">
      <style:text-properties/>
    </style:style>
    <style:style style:parent-style-name="394" style:family="text" style:name="T82">
      <style:text-properties/>
    </style:style>
    <style:style style:parent-style-name="394" style:family="text" style:name="T83">
      <style:text-properties/>
    </style:style>
    <style:style style:parent-style-name="394" style:family="text" style:name="T84">
      <style:text-properties/>
    </style:style>
    <style:style style:parent-style-name="383" style:family="paragraph" style:name="P37">
      <style:text-properties/>
      <style:paragraph-properties/>
    </style:style>
    <style:style style:family="text" style:name="T85">
      <style:text-properties fo:font-family="Calibri" fo:font-style="italic"/>
    </style:style>
    <style:style style:family="text" style:name="T86">
      <style:text-properties fo:font-family="Calibri" fo:font-style="italic"/>
    </style:style>
    <style:style style:parent-style-name="393" style:family="paragraph" style:name="P39">
      <style:text-properties/>
      <style:paragraph-properties fo:text-align="right"/>
    </style:style>
    <style:style style:parent-style-name="394" style:family="text" style:name="T87">
      <style:text-properties/>
    </style:style>
    <style:style style:parent-style-name="394" style:family="text" style:name="T88">
      <style:text-properties/>
    </style:style>
    <style:style style:parent-style-name="394" style:family="text" style:name="T89">
      <style:text-properties/>
    </style:style>
    <style:style style:parent-style-name="394" style:family="text" style:name="T90">
      <style:text-properties/>
    </style:style>
    <style:style style:parent-style-name="394" style:family="text" style:name="T91">
      <style:text-properties/>
    </style:style>
    <style:style style:parent-style-name="394" style:family="text" style:name="T92">
      <style:text-properties/>
    </style:style>
    <style:style style:parent-style-name="383" style:family="paragraph" style:name="P40">
      <style:text-properties/>
      <style:paragraph-properties/>
    </style:style>
    <style:style style:family="text" style:name="T93">
      <style:text-properties fo:font-family="Calibri" fo:font-style="italic"/>
    </style:style>
    <style:style style:family="text" style:name="T94">
      <style:text-properties fo:font-family="Calibri" fo:font-style="italic"/>
    </style:style>
  </office:automatic-styles>
  <office:master-styles>
    <style:master-page style:name="Standard" style:page-layout-name="Mpm1">
      <style:footer>
        <text:p text:style-name="P36"><text:span text:style-name="T79"/><text:span text:style-name="T80"/><text:span text:style-name="T81"/><text:page-number text:select-page="current"><text:span text:style-name="T82">5</text:span><text:span text:style-name="T83"/><text:span text:style-name="T84"/><text:span/></text:page-number><text:p text:style-name="P37"><text:span text:style-name="T85">FSDIE – INU Champollion -</text:span><text:span text:style-name="T86"> aide à l’élaboration du bilan moral et financier de projet</text:span><text:span/></text:p></text:p>
      </style:footer>
    </style:master-page>
    <style:master-page style:name="MasterPage2" style:page-layout-name="Mpm2">
      <style:footer>
        <text:p text:style-name="P39"><text:span text:style-name="T87"/><text:span text:style-name="T88"/><text:span text:style-name="T89"/><text:page-number text:select-page="current"><text:span text:style-name="T90">5</text:span><text:span text:style-name="T91"/><text:span text:style-name="T92"/><text:span/></text:page-number><text:p text:style-name="P40"><text:span text:style-name="T93">FSDIE – INU Champollion -</text:span><text:span text:style-name="T94"> aide à l’élaboration du bilan moral et financier de projet</text:span><text:span/></text:p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5.6.4.20</meta:generator>
    <meta:initial-creator/>
    <meta:creation-date/>
    <meta:editing-cycles/>
    <meta:editing-duration/>
    <dc:date/>
    <dc:creator/>
    <meta:document-statistic/>
  </office:meta>
</office:document-meta>
</file>